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700000139425D84CC04D41059.png" manifest:media-type="image/png"/>
  <manifest:file-entry manifest:full-path="Pictures/10000001000004500000048517A7D2EF7CC64D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4.282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9">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8">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9">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9">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9">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9">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表格4" style:family="table">
      <style:table-properties style:width="15.921cm" fo:break-before="auto" fo:break-after="auto" table:align="margins" fo:keep-with-next="always" style:may-break-between-rows="false"/>
    </style:style>
    <style:style style:name="表格4.A" style:family="table-column">
      <style:table-column-properties style:column-width="4.03cm" style:rel-column-width="16591*"/>
    </style:style>
    <style:style style:name="表格4.B" style:family="table-column">
      <style:table-column-properties style:column-width="11.89cm" style:rel-column-width="48944*"/>
    </style:style>
    <style:style style:name="表格4.1" style:family="table-row">
      <style:table-row-properties style:min-row-height="0.199cm"/>
    </style:style>
    <style:style style:name="表格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4.2" style:family="table-row">
      <style:table-row-properties style:min-row-height="0.247cm"/>
    </style:style>
    <style:style style:name="表格4.A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4.3" style:family="table-row">
      <style:table-row-properties style:min-row-height="0.208cm"/>
    </style:style>
    <style:style style:name="表格4.A3" style:family="table-cell">
      <style:table-cell-properties style:vertical-align="" fo:background-color="transparent" fo:padding="0.097cm" fo:border="none" style:writing-mode="page">
        <style:background-image/>
      </style:table-cell-properties>
    </style:style>
    <style:style style:name="表格4.4" style:family="table-row">
      <style:table-row-properties style:min-row-height="0.104cm"/>
    </style:style>
    <style:style style:name="表格4.A4"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9">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9">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9">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9">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9">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9">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9">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9">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9">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9">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9">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9">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9">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9">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9">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9">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表3">
      <style:text-properties officeooo:paragraph-rsid="00be2149"/>
    </style:style>
    <style:style style:name="P3" style:family="paragraph" style:parent-style-name="段落_20_首行縮排">
      <style:text-properties officeooo:paragraph-rsid="00be2149"/>
    </style:style>
    <style:style style:name="P4" style:family="paragraph" style:parent-style-name="封面_20_3_20_標題_20_英文">
      <style:text-properties officeooo:rsid="00a30cef" officeooo:paragraph-rsid="00a30cef"/>
    </style:style>
    <style:style style:name="P5" style:family="paragraph" style:parent-style-name="Bibliography_20_1">
      <style:text-properties officeooo:paragraph-rsid="001166a1"/>
    </style:style>
    <style:style style:name="P6" style:family="paragraph" style:parent-style-name="First_20_line_20_indent">
      <style:text-properties officeooo:paragraph-rsid="00127467"/>
    </style:style>
    <style:style style:name="P7" style:family="paragraph" style:parent-style-name="Table_20_Contents">
      <style:paragraph-properties fo:text-align="end" style:justify-single-word="false"/>
      <style:text-properties style:font-name="Times New Roman3" officeooo:rsid="0008421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end" style:justify-single-word="false"/>
      <style:text-properties style:font-name="Times New Roman3" officeooo:rsid="005f35c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First_20_line_20_indent">
      <style:text-properties style:font-name="Times New Roman3" officeooo:paragraph-rsid="0095c934" style:font-name-asian="標楷體4" style:font-size-asian="12pt" style:language-asian="zh" style:country-asian="CN"/>
    </style:style>
    <style:style style:name="P10" style:family="paragraph" style:parent-style-name="First_20_line_20_indent">
      <style:text-properties style:font-name="Times New Roman3" officeooo:paragraph-rsid="00983602" style:font-name-asian="標楷體4" style:font-size-asian="12pt" style:language-asian="zh" style:country-asian="CN"/>
    </style:style>
    <style:style style:name="P11" style:family="paragraph" style:parent-style-name="段落_20_首行縮排">
      <style:paragraph-properties fo:text-align="end" style:justify-single-word="false"/>
      <style:text-properties style:font-name="Times New Roman3" style:font-name-asian="標楷體4" style:font-size-asian="12pt" style:language-asian="zh" style:country-asian="CN"/>
    </style:style>
    <style:style style:name="P12" style:family="paragraph" style:parent-style-name="段落_20_首行縮排">
      <style:text-properties style:font-name="Times New Roman3" officeooo:paragraph-rsid="00c99e6e" style:font-name-asian="標楷體4" style:font-size-asian="12pt" style:language-asian="zh" style:country-asian="CN"/>
    </style:style>
    <style:style style:name="P13" style:family="paragraph" style:parent-style-name="段落_20_首行縮排">
      <style:text-properties style:font-name="Times New Roman3" officeooo:paragraph-rsid="009b584e" style:font-name-asian="標楷體4" style:font-size-asian="12pt" style:language-asian="zh" style:country-asian="CN"/>
    </style:style>
    <style:style style:name="P14" style:family="paragraph" style:parent-style-name="標題4_20__ff08_一_ff09__20_圓括弧要用全形">
      <style:text-properties officeooo:paragraph-rsid="0073e8c0"/>
    </style:style>
    <style:style style:name="P15" style:family="paragraph" style:parent-style-name="表_20_0-2_20_表格首欄">
      <style:text-properties officeooo:paragraph-rsid="006c6d3b"/>
    </style:style>
    <style:style style:name="P16" style:family="paragraph" style:parent-style-name="Standard">
      <style:text-properties officeooo:paragraph-rsid="0078dc91"/>
    </style:style>
    <style:style style:name="P17" style:family="paragraph" style:parent-style-name="封面_20_1_20_文字">
      <style:text-properties officeooo:rsid="00a30cef" officeooo:paragraph-rsid="00a30cef" style:language-asian="zh" style:country-asian="CN"/>
    </style:style>
    <style:style style:name="P18" style:family="paragraph" style:parent-style-name="段落_20_首行縮排">
      <style:paragraph-properties fo:text-align="end" style:justify-single-word="false"/>
      <style:text-properties officeooo:rsid="00a123e4" officeooo:paragraph-rsid="00a123e4" style:language-asian="zh" style:country-asian="CN"/>
    </style:style>
    <style:style style:name="P19" style:family="paragraph" style:parent-style-name="圖1">
      <style:text-properties officeooo:paragraph-rsid="007df952"/>
    </style:style>
    <style:style style:name="P20" style:family="paragraph" style:parent-style-name="標題2_20_第一節">
      <style:text-properties officeooo:paragraph-rsid="008e0ef7"/>
    </style:style>
    <style:style style:name="P21" style:family="paragraph" style:parent-style-name="標題3_20_一_3001_">
      <style:text-properties officeooo:paragraph-rsid="008e0ef7"/>
    </style:style>
    <style:style style:name="P22" style:family="paragraph" style:parent-style-name="標題4_20__ff08_一_ff09__20_圓括弧要用全形">
      <style:text-properties officeooo:paragraph-rsid="008e0ef7"/>
    </style:style>
    <style:style style:name="P23" style:family="paragraph" style:parent-style-name="圖3">
      <style:text-properties officeooo:paragraph-rsid="0095c934"/>
    </style:style>
    <style:style style:name="P24" style:family="paragraph" style:parent-style-name="標題2_20_第一節">
      <style:text-properties officeooo:paragraph-rsid="0095c934"/>
    </style:style>
    <style:style style:name="P25" style:family="paragraph" style:parent-style-name="標題3_20_一_3001_">
      <style:text-properties officeooo:paragraph-rsid="0095c934"/>
    </style:style>
    <style:style style:name="P26" style:family="paragraph" style:parent-style-name="表3">
      <style:text-properties officeooo:paragraph-rsid="0095c934"/>
    </style:style>
    <style:style style:name="P27" style:family="paragraph" style:parent-style-name="Table_20_Contents">
      <style:text-properties fo:font-size="12pt" style:font-name-complex="Lucida Sans" style:font-size-complex="12pt"/>
    </style:style>
    <style:style style:name="P28" style:family="paragraph" style:parent-style-name="圖1">
      <style:text-properties officeooo:paragraph-rsid="008ecc83"/>
    </style:style>
    <style:style style:name="P29" style:family="paragraph" style:parent-style-name="表1">
      <style:text-properties officeooo:paragraph-rsid="008ecc83"/>
    </style:style>
    <style:style style:name="P30" style:family="paragraph" style:parent-style-name="表2">
      <style:text-properties officeooo:paragraph-rsid="008ecc83"/>
    </style:style>
    <style:style style:name="P31" style:family="paragraph" style:parent-style-name="圖1">
      <style:text-properties officeooo:paragraph-rsid="00907e0c"/>
    </style:style>
    <style:style style:name="P32" style:family="paragraph" style:parent-style-name="表2">
      <style:paragraph-properties fo:keep-with-next="always"/>
      <style:text-properties officeooo:paragraph-rsid="00907e0c"/>
    </style:style>
    <style:style style:name="P33" style:family="paragraph" style:parent-style-name="表2">
      <style:text-properties officeooo:paragraph-rsid="00907e0c"/>
    </style:style>
    <style:style style:name="P34" style:family="paragraph" style:parent-style-name="表3">
      <style:text-properties officeooo:paragraph-rsid="00902af8"/>
    </style:style>
    <style:style style:name="P35" style:family="paragraph" style:parent-style-name="Bibliography_20_1">
      <style:text-properties officeooo:rsid="00a1f462" officeooo:paragraph-rsid="00a1f462"/>
    </style:style>
    <style:style style:name="P36" style:family="paragraph" style:parent-style-name="Contents_20_1">
      <style:paragraph-properties>
        <style:tab-stops>
          <style:tab-stop style:position="15.921cm" style:type="right" style:leader-style="dotted" style:leader-text="."/>
        </style:tab-stops>
      </style:paragraph-properties>
    </style:style>
    <style:style style:name="P37" style:family="paragraph" style:parent-style-name="Contents_20_2">
      <style:paragraph-properties>
        <style:tab-stops>
          <style:tab-stop style:position="15.921cm" style:type="right" style:leader-style="dotted" style:leader-text="."/>
        </style:tab-stops>
      </style:paragraph-properties>
    </style:style>
    <style:style style:name="P38" style:family="paragraph" style:parent-style-name="Contents_20_3">
      <style:paragraph-properties>
        <style:tab-stops>
          <style:tab-stop style:position="15.921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圖3">
      <style:text-properties officeooo:paragraph-rsid="00983602"/>
    </style:style>
    <style:style style:name="P41" style:family="paragraph" style:parent-style-name="標題2_20_第一節">
      <style:text-properties officeooo:paragraph-rsid="00983602"/>
    </style:style>
    <style:style style:name="P42" style:family="paragraph" style:parent-style-name="標題3_20_一_3001_">
      <style:text-properties officeooo:paragraph-rsid="00983602"/>
    </style:style>
    <style:style style:name="P43" style:family="paragraph" style:parent-style-name="表3">
      <style:text-properties officeooo:paragraph-rsid="00983602"/>
    </style:style>
    <style:style style:name="P44" style:family="paragraph" style:parent-style-name="封面_20_4_20_研究生與日期">
      <style:text-properties officeooo:rsid="00a4a462" officeooo:paragraph-rsid="00a4a462"/>
    </style:style>
    <style:style style:name="P45" style:family="paragraph" style:parent-style-name="段落_20_首行縮排">
      <style:paragraph-properties fo:text-align="end" style:justify-single-word="false"/>
    </style:style>
    <style:style style:name="P46" style:family="paragraph" style:parent-style-name="封面_20_2_20_標題_20_中文">
      <style:text-properties style:font-name="Times New Roman2" fo:font-size="24pt" fo:font-weight="bold" officeooo:paragraph-rsid="00a1f462" style:font-name-asian="標楷體" style:font-size-asian="24pt" style:language-asian="zh" style:country-asian="CN" style:font-weight-asian="bold" style:font-name-complex="Lucida Sans1" style:font-size-complex="28pt" style:font-weight-complex="bold"/>
    </style:style>
    <style:style style:name="P47" style:family="paragraph" style:parent-style-name="First_20_line_20_indent">
      <style:text-properties officeooo:paragraph-rsid="00b5a354"/>
    </style:style>
    <style:style style:name="P48" style:family="paragraph" style:parent-style-name="List_20_Paragraph">
      <style:paragraph-properties fo:margin-left="0cm" fo:margin-right="0cm" fo:line-height="115%" fo:orphans="0" fo:widows="0" fo:text-indent="0cm" style:auto-text-indent="false" style:writing-mode="lr-tb">
        <style:tab-stops/>
      </style:paragraph-properties>
      <style:text-properties officeooo:paragraph-rsid="00be2149"/>
    </style:style>
    <style:style style:name="P49"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officeooo:paragraph-rsid="00be2149" style:font-name-asian="標楷體4" style:font-size-complex="12pt"/>
    </style:style>
    <style:style style:name="P50" style:family="paragraph" style:parent-style-name="圖_20_0-2_20_圖片本身">
      <style:text-properties officeooo:paragraph-rsid="00c99e6e"/>
    </style:style>
    <style:style style:name="P51" style:family="paragraph" style:parent-style-name="段落_20_首行縮排">
      <style:text-properties officeooo:paragraph-rsid="00c99e6e"/>
    </style:style>
    <style:style style:name="P52" style:family="paragraph" style:parent-style-name="段落_20_首行縮排">
      <style:text-properties officeooo:paragraph-rsid="00c52202"/>
    </style:style>
    <style:style style:name="P53" style:family="paragraph" style:parent-style-name="段落_20_首行縮排">
      <style:text-properties officeooo:paragraph-rsid="009b584e"/>
    </style:style>
    <style:style style:name="P54" style:family="paragraph" style:parent-style-name="Standard">
      <style:paragraph-properties fo:break-before="auto" fo:break-after="auto"/>
      <style:text-properties officeooo:paragraph-rsid="00ce1f88"/>
    </style:style>
    <style:style style:name="P55" style:family="paragraph" style:parent-style-name="表_20_0-2_20_表格首欄">
      <style:text-properties officeooo:paragraph-rsid="00ce1f88"/>
    </style:style>
    <style:style style:name="P56" style:family="paragraph" style:parent-style-name="表_20_0-3_20_內文_20_置左">
      <style:text-properties officeooo:paragraph-rsid="00ce1f88"/>
    </style:style>
    <style:style style:name="P57" style:family="paragraph" style:parent-style-name="表_20_0-9_20_註">
      <style:text-properties officeooo:paragraph-rsid="00ce1f88"/>
    </style:style>
    <style:style style:name="P58" style:family="paragraph" style:parent-style-name="標題1-0_20_謝辭_3001_摘要" style:master-page-name="頁面_20_1_20_封面">
      <style:paragraph-properties style:page-number="auto"/>
    </style:style>
    <style:style style:name="P59" style:family="paragraph" style:parent-style-name="標題5_20_1.">
      <style:text-properties officeooo:paragraph-rsid="008e0ef7"/>
    </style:style>
    <style:style style:name="P60" style:family="paragraph" style:parent-style-name="標題6_20__28_1_29_" style:list-style-name="標題6_20__28_1_29_"/>
    <style:style style:name="P61" style:family="paragraph" style:parent-style-name="標題6_20__28_1_29_" style:list-style-name="標題6_20__28_1_29_">
      <style:text-properties officeooo:paragraph-rsid="008e0ef7"/>
    </style:style>
    <style:style style:name="P62" style:family="paragraph" style:parent-style-name="段落_20_3-1._20_列點_20_1." style:list-style-name="Numbering_20_123">
      <style:text-properties officeooo:paragraph-rsid="00bcce1c"/>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5fd34" style:font-style-asian="italic" style:font-style-complex="italic"/>
    </style:style>
    <style:style style:name="T4" style:family="text">
      <style:text-properties fo:font-style="italic" fo:font-weight="normal" officeooo:rsid="0005fd34" style:font-name-asian="標楷體2" style:font-style-asian="italic" style:font-weight-asian="normal" style:font-name-complex="標楷體2" style:font-style-complex="italic" style:font-weight-complex="normal"/>
    </style:style>
    <style:style style:name="T5" style:family="text">
      <style:text-properties fo:font-weight="normal" officeooo:rsid="0005fd34" style:font-name-asian="標楷體2" style:font-weight-asian="normal" style:font-name-complex="標楷體2" style:font-weight-complex="normal"/>
    </style:style>
    <style:style style:name="T6" style:family="text">
      <style:text-properties fo:font-weight="normal" officeooo:rsid="0005fd34" style:font-weight-asian="normal" style:font-weight-complex="normal"/>
    </style:style>
    <style:style style:name="T7" style:family="text">
      <style:text-properties fo:font-weight="normal" officeooo:rsid="0005fd34" style:font-weight-asian="normal" style:font-name-complex="標楷體2"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weight="bold" style:font-weight-asian="bold" style:font-weight-complex="bold"/>
    </style:style>
    <style:style style:name="T10" style:family="text">
      <style:text-properties fo:font-weight="bold" officeooo:rsid="0005fd34" style:font-weight-asian="bold" style:font-name-complex="標楷體2" style:font-weight-complex="bold"/>
    </style:style>
    <style:style style:name="T11" style:family="text">
      <style:text-properties style:font-name="Times New Roman3" style:font-name-asian="標楷體4" style:font-size-asian="12pt"/>
    </style:style>
    <style:style style:name="T12" style:family="text">
      <style:text-properties style:font-name="Times New Roman3" officeooo:rsid="00562232" style:font-name-asian="標楷體4" style:font-size-asian="12pt"/>
    </style:style>
    <style:style style:name="T13" style:family="text">
      <style:text-properties style:font-name="Times New Roman3" style:font-name-asian="標楷體4" style:font-size-asian="12pt" style:language-asian="zh" style:country-asian="CN"/>
    </style:style>
    <style:style style:name="T14" style:family="text">
      <style:text-properties style:font-name="Times New Roman3" style:font-name-asian="標楷體4" style:language-asian="zh" style:country-asian="CN"/>
    </style:style>
    <style:style style:name="T15" style:family="text">
      <style:text-properties style:font-name="Times New Roman3" officeooo:rsid="00a1f462" style:font-name-asian="標楷體4" style:language-asian="zh" style:country-asian="CN"/>
    </style:style>
    <style:style style:name="T16"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7" style:family="text">
      <style:text-properties style:font-name="Times New Roman3" fo:font-size="12pt" fo:font-style="normal" fo:font-weight="bold" officeooo:rsid="00582b85"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8" style:family="text">
      <style:text-properties style:font-name="Times New Roman3" fo:font-size="12pt" fo:font-style="normal" fo:font-weight="bold" officeooo:rsid="00942148"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9" style:family="text">
      <style:text-properties style:font-name="Times New Roman3" fo:font-size="12pt" fo:font-style="normal" officeooo:rsid="0098fa37" style:font-name-asian="標楷體4" style:font-size-asian="12pt" style:language-asian="zh" style:country-asian="CN" style:font-style-asian="normal" style:font-name-complex="Lucida Sans" style:font-size-complex="12pt" style:font-style-complex="italic"/>
    </style:style>
    <style:style style:name="T20" style:family="text">
      <style:text-properties style:font-name="Times New Roman3" fo:font-size="12pt" fo:font-style="normal" officeooo:rsid="009a13db" style:font-name-asian="標楷體4" style:font-size-asian="12pt" style:language-asian="zh" style:country-asian="CN" style:font-style-asian="normal" style:font-name-complex="Lucida Sans" style:font-size-complex="12pt" style:font-style-complex="italic"/>
    </style:style>
    <style:style style:name="T21" style:family="text">
      <style:text-properties style:font-name="Times New Roman3" fo:font-size="12pt" fo:font-style="normal" officeooo:rsid="009b31e4" style:font-name-asian="標楷體4" style:font-size-asian="12pt" style:language-asian="zh" style:country-asian="CN" style:font-style-asian="normal" style:font-name-complex="Lucida Sans" style:font-size-complex="12pt" style:font-style-complex="italic"/>
    </style:style>
    <style:style style:name="T22"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3" style:family="text">
      <style:text-properties style:font-name="Times New Roman3" fo:font-size="12pt" fo:font-style="normal" fo:font-weight="normal" officeooo:rsid="009a13db"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4" style:family="text">
      <style:text-properties style:font-name="Times New Roman3" fo:font-size="12pt" style:font-name-asian="標楷體4" style:font-size-asian="12pt" style:font-size-complex="10pt"/>
    </style:style>
    <style:style style:name="T25" style:family="text">
      <style:text-properties style:font-name="Times New Roman3" fo:font-size="12pt" style:font-name-asian="標楷體4" style:font-size-asian="12pt" style:language-asian="zh" style:country-asian="CN" style:font-size-complex="10pt"/>
    </style:style>
    <style:style style:name="T26" style:family="text">
      <style:text-properties style:font-name="Times New Roman3" fo:font-size="12pt" fo:font-weight="bold" style:font-name-asian="標楷體4" style:font-size-asian="12pt" style:font-weight-asian="bold" style:font-size-complex="10pt" style:font-weight-complex="bold"/>
    </style:style>
    <style:style style:name="T27"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28" style:family="text">
      <style:text-properties style:font-name="Times New Roman3" fo:font-size="12pt" fo:font-style="italic" fo:font-weight="normal" officeooo:rsid="0005fd34"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29"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30" style:family="text">
      <style:text-properties style:font-name="Times New Roman3" fo:font-size="12pt" fo:font-style="italic" officeooo:rsid="0005fd34" style:font-name-asian="標楷體4" style:font-size-asian="12pt" style:language-asian="zh" style:country-asian="CN" style:font-style-asian="italic" style:font-size-complex="10pt" style:font-style-complex="italic"/>
    </style:style>
    <style:style style:name="T31" style:family="text">
      <style:text-properties style:font-name="Times New Roman3" fo:font-size="12pt" fo:font-weight="normal" officeooo:rsid="0005fd34" style:font-name-asian="標楷體2" style:font-size-asian="12pt" style:language-asian="zh" style:country-asian="CN" style:font-weight-asian="normal" style:font-name-complex="標楷體2" style:font-size-complex="10pt" style:font-weight-complex="normal"/>
    </style:style>
    <style:style style:name="T32" style:family="text">
      <style:text-properties style:font-name="Times New Roman3" fo:font-size="20pt" fo:font-weight="bold" style:font-name-asian="標楷體4" style:font-size-asian="20pt" style:font-weight-asian="bold"/>
    </style:style>
    <style:style style:name="T33"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4" style:family="text">
      <style:text-properties style:font-name="Times New Roman5" fo:font-size="16pt" fo:font-style="normal" fo:font-weight="bold" officeooo:rsid="0073e8c0"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5"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36"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37"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38" style:family="text">
      <style:text-properties style:font-name="Times New Roman4" fo:font-size="16pt" fo:font-weight="bold" officeooo:rsid="0073e8c0" style:font-name-asian="標楷體5" style:font-size-asian="16pt" style:language-asian="zh" style:country-asian="CN" style:font-weight-asian="bold" style:font-name-complex="Lucida Sans1" style:font-size-complex="14pt" style:font-weight-complex="bold"/>
    </style:style>
    <style:style style:name="T39" style:family="text">
      <style:text-properties style:language-asian="zh" style:country-asian="CN"/>
    </style:style>
    <style:style style:name="T40" style:family="text">
      <style:text-properties officeooo:rsid="00562232"/>
    </style:style>
    <style:style style:name="T41" style:family="text">
      <style:text-properties officeooo:rsid="005f35c1"/>
    </style:style>
    <style:style style:name="T42" style:family="text">
      <style:text-properties officeooo:rsid="0098fa37"/>
    </style:style>
    <style:style style:name="T43" style:family="text">
      <style:text-properties officeooo:rsid="009a13db"/>
    </style:style>
    <style:style style:name="T44" style:family="text">
      <style:text-properties style:font-name="Noto Sans CJK JP Black" fo:font-size="20pt" fo:font-weight="bold" style:font-name-asian="Noto Sans CJK JP Black" style:font-size-asian="20pt" style:font-weight-asian="bold" style:font-name-complex="Noto Sans CJK JP Black"/>
    </style:style>
    <style:style style:name="T45" style:family="text">
      <style:text-properties officeooo:rsid="00bf5531"/>
    </style:style>
    <style:style style:name="T46" style:family="text">
      <style:text-properties style:font-name="Noto Serif Sinhala SemiCondensed Thin" officeooo:rsid="0193364b" style:font-name-asian="Noto Serif Sinhala SemiCondensed Thin" style:font-name-complex="Noto Serif Sinhala SemiCondensed Thin"/>
    </style:style>
    <style:style style:name="T4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office:annotation office:name="__Annotation__9409_3886253203" loext:resolved="false"><dc:creator>Unknown Author</dc:creator><dc:date>2024-01-12T14:56:45.346032103</dc:date><text:p text:style-name="P63"><text:span text:style-name="T47">更新檔案</text:span></text:p><text:p text:style-name="P63"><text:span text:style-name="T47"/></text:p><text:p text:style-name="P63"><text:span text:style-name="T47">https://drive.google.com/file/d/1kn7_6cny6O6cGaOy_RhJOZDgjl87K5Ks/view?usp=drive_link</text:span></text:p></office:annotation>系碩士班<office:annotation-end office:name="__Annotation__9409_3886253203"/> </text:p>
            <text:p text:style-name="封面_20_1_20_文字">碩士論文<text:span text:style-name="T14">計劃書</text:span><text:span text:style-name="T15">(草稿)</text:span>/<text:span text:style-name="T14">碩士論文</text:span><text:span text:style-name="T15">(草稿)</text:span> </text:p>
            <text:p text:style-name="P17"><text:span text:style-name="T32">指導教授：</text:span><text:span text:style-name="T44">○○○</text:span><text:span text:style-name="T32"> 博士</text:span></text:p>
          </table:table-cell>
        </table:table-row>
        <table:table-row table:style-name="封面表格.2">
          <table:table-cell table:style-name="封面表格.A2" office:value-type="string">
            <text:p text:style-name="P46"><text:bookmark-start text:name="__RefHeading___Toc1122_25745534951"/>中文標題<text:bookmark-end text:name="__RefHeading___Toc1122_25745534951"/></text:p>
            <text:p text:style-name="P4">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一○○ 年 ○ 月</text:p>
            <text:p text:style-name="P44">June 20XX</text:p>
          </table:table-cell>
        </table:table-row>
      </table:table>
      <text:p text:style-name="P6"/>
      <text:p text:style-name="P6"><text:soft-page-break/></text:p>
      <text:p text:style-name="P6"/>
      <text:h text:style-name="P58" text:outline-level="1">謝辭</text:h>
      <text:p text:style-name="段落_20_首行縮排">首先，我要向我的指導教授致以最衷心的謝意。感謝您在我整個研究過程中的耐心指導和寶貴建議。您的專業知識和熱情激勵著我，使我能夠克服各種困難，並達到更高的研究<text:span text:style-name="T13">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P11">終於畢業啦</text:p>
      <text:p text:style-name="P45">布丁</text:p>
      <text:p text:style-name="P18">2023<text:span text:style-name="T11">年6月30日</text:span></text:p>
      <text:h text:style-name="標題1-0_20_謝辭_3001_摘要" text:outline-level="1">摘要</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3">質性</text:span>和<text:span text:style-name="T13">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9">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2_20_第二章_20_之後_3001_參考文獻_3001_附錄"/>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標題1-0_20_目次"><office:annotation office:name="__Annotation__42908_3218523964" loext:resolved="false"><dc:creator>Unknown Author</dc:creator><dc:date>2024-01-15T01:29:29.425941598</dc:date><text:p text:style-name="P63"><text:span text:style-name="T47">需要修改標題的樣式</text:span></text:p><text:p text:style-name="P63"><text:span text:style-name="T47">https://rb.gy/zffvkm</text:span></text:p></office:annotation>目次<office:annotation-end office:name="__Annotation__42908_3218523964"/></text:p>
          </text:index-title>
          <text:p text:style-name="P36"><text:a xlink:type="simple" xlink:href="#__RefHeading___Toc1124_2574553495" text:style-name="Index_20_Link" text:visited-style-name="Index_20_Link">第一章 緒論<text:tab/>1</text:a></text:p>
          <text:p text:style-name="P37"><text:a xlink:type="simple" xlink:href="#__RefHeading___Toc1126_2574553495" text:style-name="Index_20_Link" text:visited-style-name="Index_20_Link">第一節 標題2研究背景<text:tab/>1</text:a></text:p>
          <text:p text:style-name="P38"><text:a xlink:type="simple" xlink:href="#__RefHeading___Toc5722_1763602883" text:style-name="Index_20_Link" text:visited-style-name="Index_20_Link">一、標題3研究背景研究背景研究背景研究背景研究背景研究背景研究背景研究背景研究背景研究背景研究背景<text:tab/>1</text:a></text:p>
          <text:p text:style-name="P36"><text:a xlink:type="simple" xlink:href="#__RefHeading___Toc4004_277283870" text:style-name="Index_20_Link" text:visited-style-name="Index_20_Link">第二章 文獻探討<text:tab/>7</text:a></text:p>
          <text:p text:style-name="P37"><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38"><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36"><text:a xlink:type="simple" xlink:href="#__RefHeading___Toc4004_2772838701" text:style-name="Index_20_Link" text:visited-style-name="Index_20_Link">第三章 文獻探討<text:tab/>17</text:a></text:p>
          <text:p text:style-name="P37"><text:a xlink:type="simple" xlink:href="#__RefHeading___Toc1136_25745534951" text:style-name="Index_20_Link" text:visited-style-name="Index_20_Link">第一節 研究背景研究背景研究背景研究背景研究背景研究背景研究背景研究背景研究背景研究背景研究背景<text:tab/>17</text:a></text:p>
          <text:p text:style-name="P38"><text:a xlink:type="simple" xlink:href="#__RefHeading___Toc1138_25745534951" text:style-name="Index_20_Link" text:visited-style-name="Index_20_Link">一、研究背景研究背景研究背景研究背景研究背景研究背景研究背景研究背景研究背景研究背景研究背景<text:tab/>17</text:a></text:p>
          <text:p text:style-name="P36"><text:a xlink:type="simple" xlink:href="#__RefHeading___Toc4004_27728387011" text:style-name="Index_20_Link" text:visited-style-name="Index_20_Link">第四章 文獻探討<text:tab/>25</text:a></text:p>
          <text:p text:style-name="P37"><text:a xlink:type="simple" xlink:href="#__RefHeading___Toc1136_257455349511" text:style-name="Index_20_Link" text:visited-style-name="Index_20_Link">第一節 研究背景研究背景研究背景研究背景研究背景研究背景研究背景研究背景研究背景研究背景研究背景<text:tab/>25</text:a></text:p>
          <text:p text:style-name="P38"><text:a xlink:type="simple" xlink:href="#__RefHeading___Toc1138_257455349511" text:style-name="Index_20_Link" text:visited-style-name="Index_20_Link">一、研究背景研究背景研究背景研究背景研究背景研究背景研究背景研究背景研究背景研究背景研究背景<text:tab/>25</text:a></text:p>
          <text:p text:style-name="P36"><text:a xlink:type="simple" xlink:href="#__RefHeading___Toc4004_277283870111" text:style-name="Index_20_Link" text:visited-style-name="Index_20_Link">第五章 文獻探討<text:tab/>27</text:a></text:p>
          <text:p text:style-name="P37"><text:a xlink:type="simple" xlink:href="#__RefHeading___Toc1136_2574553495111" text:style-name="Index_20_Link" text:visited-style-name="Index_20_Link">第一節 研究背景研究背景研究背景研究背景研究背景研究背景研究背景研究背景研究背景研究背景研究背景<text:tab/>27</text:a></text:p>
          <text:p text:style-name="P38"><text:a xlink:type="simple" xlink:href="#__RefHeading___Toc1138_2574553495111" text:style-name="Index_20_Link" text:visited-style-name="Index_20_Link">一、研究背景研究背景研究背景研究背景研究背景研究背景研究背景研究背景研究背景研究背景研究背景<text:tab/>27</text:a></text:p>
          <text:p text:style-name="P36"><text:a xlink:type="simple" xlink:href="#__RefHeading___Toc4004_277283870112" text:style-name="Index_20_Link" text:visited-style-name="Index_20_Link">第六章 文獻探討<text:tab/>29</text:a></text:p>
          <text:p text:style-name="P37"><text:a xlink:type="simple" xlink:href="#__RefHeading___Toc1136_2574553495112" text:style-name="Index_20_Link" text:visited-style-name="Index_20_Link">第一節 研究背景研究背景研究背景研究背景研究背景研究背景研究背景研究背景研究背景研究背景研究背景<text:tab/>29</text:a></text:p>
          <text:p text:style-name="P38"><text:a xlink:type="simple" xlink:href="#__RefHeading___Toc1138_2574553495112" text:style-name="Index_20_Link" text:visited-style-name="Index_20_Link">一、研究背景研究背景研究背景研究背景研究背景研究背景研究背景研究背景研究背景研究背景研究背景<text:tab/>29</text:a></text:p>
          <text:p text:style-name="P36"><text:a xlink:type="simple" xlink:href="#__RefHeading___Toc4004_277283870113" text:style-name="Index_20_Link" text:visited-style-name="Index_20_Link">第七章 文獻探討<text:tab/>31</text:a></text:p>
          <text:p text:style-name="P37"><text:a xlink:type="simple" xlink:href="#__RefHeading___Toc1136_2574553495113" text:style-name="Index_20_Link" text:visited-style-name="Index_20_Link">第一節 研究背景研究背景研究背景研究背景研究背景研究背景研究背景研究背景研究背景研究背景研究背景<text:tab/>31</text:a></text:p>
          <text:p text:style-name="P38"><text:soft-page-break/><text:a xlink:type="simple" xlink:href="#__RefHeading___Toc1138_2574553495113" text:style-name="Index_20_Link" text:visited-style-name="Index_20_Link">一、研究背景研究背景研究背景研究背景研究背景研究背景研究背景研究背景研究背景研究背景研究背景<text:tab/>31</text:a></text:p>
          <text:p text:style-name="P36"><text:a xlink:type="simple" xlink:href="#__RefHeading___Toc4004_277283870114" text:style-name="Index_20_Link" text:visited-style-name="Index_20_Link">第八章 文獻探討<text:tab/>33</text:a></text:p>
          <text:p text:style-name="P37"><text:a xlink:type="simple" xlink:href="#__RefHeading___Toc1136_2574553495114" text:style-name="Index_20_Link" text:visited-style-name="Index_20_Link">第一節 研究背景研究背景研究背景研究背景研究背景研究背景研究背景研究背景研究背景研究背景研究背景<text:tab/>33</text:a></text:p>
          <text:p text:style-name="P38"><text:a xlink:type="simple" xlink:href="#__RefHeading___Toc1138_2574553495114" text:style-name="Index_20_Link" text:visited-style-name="Index_20_Link">一、研究背景研究背景研究背景研究背景研究背景研究背景研究背景研究背景研究背景研究背景研究背景<text:tab/>33</text:a></text:p>
          <text:p text:style-name="P36"><text:a xlink:type="simple" xlink:href="#__RefHeading___Toc4004_277283870115" text:style-name="Index_20_Link" text:visited-style-name="Index_20_Link">第九章 文獻探討<text:tab/>35</text:a></text:p>
          <text:p text:style-name="P37"><text:a xlink:type="simple" xlink:href="#__RefHeading___Toc1136_2574553495115" text:style-name="Index_20_Link" text:visited-style-name="Index_20_Link">第一節 研究背景研究背景研究背景研究背景研究背景研究背景研究背景研究背景研究背景研究背景研究背景<text:tab/>35</text:a></text:p>
          <text:p text:style-name="P38"><text:a xlink:type="simple" xlink:href="#__RefHeading___Toc1138_2574553495115" text:style-name="Index_20_Link" text:visited-style-name="Index_20_Link">一、研究背景研究背景研究背景研究背景研究背景研究背景研究背景研究背景研究背景研究背景研究背景<text:tab/>35</text:a></text:p>
          <text:p text:style-name="P36"><text:a xlink:type="simple" xlink:href="#__RefHeading___Toc6071_1763602883" text:style-name="Index_20_Link" text:visited-style-name="Index_20_Link">參考文獻<text:tab/>37</text:a></text:p>
          <text:p text:style-name="P36"><text:a xlink:type="simple" xlink:href="#__RefHeading___Toc5497_600006824" text:style-name="Index_20_Link" text:visited-style-name="Index_20_Link">附錄一<text:tab/>39</text:a></text:p>
          <text:p text:style-name="P36"><text:a xlink:type="simple" xlink:href="#__RefHeading___Toc5495_600006824" text:style-name="Index_20_Link" text:visited-style-name="Index_20_Link">附錄二<text:tab/>41</text:a></text:p>
        </text:index-body>
      </text:table-of-content>
      <text:p text:style-name="P6"/>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36"><text:a xlink:type="simple" xlink:href="#__RefHeading___Toc2487_2946132156" text:style-name="Index_20_Link" text:visited-style-name="Index_20_Link">表1-1 本章第一個表格</text:a><text:a xlink:type="simple" xlink:href="#__RefHeading___Toc2487_2946132156" text:style-name="Index_20_Link" text:visited-style-name="Index_20_Link">標題</text:a><text:a xlink:type="simple" xlink:href="#__RefHeading___Toc2487_2946132156" text:style-name="Index_20_Link" text:visited-style-name="Index_20_Link"><text:tab/>4</text:a></text:p>
          <text:p text:style-name="P36"><text:a xlink:type="simple" xlink:href="#__RefHeading___Toc2491_2946132156" text:style-name="Index_20_Link" text:visited-style-name="Index_20_Link">表1-2 本章第</text:a><text:a xlink:type="simple" xlink:href="#__RefHeading___Toc2491_2946132156" text:style-name="Index_20_Link" text:visited-style-name="Index_20_Link">二</text:a><text:a xlink:type="simple" xlink:href="#__RefHeading___Toc2491_2946132156" text:style-name="Index_20_Link" text:visited-style-name="Index_20_Link">個表格標題<text:tab/>4</text:a></text:p>
          <text:p text:style-name="P36"><text:a xlink:type="simple" xlink:href="#__RefHeading___Toc2489_2946132156" text:style-name="Index_20_Link" text:visited-style-name="Index_20_Link">表1-3 本章第</text:a><text:a xlink:type="simple" xlink:href="#__RefHeading___Toc2489_2946132156" text:style-name="Index_20_Link" text:visited-style-name="Index_20_Link">三</text:a><text:a xlink:type="simple" xlink:href="#__RefHeading___Toc2489_2946132156" text:style-name="Index_20_Link" text:visited-style-name="Index_20_Link">個表格標題<text:tab/>5</text:a></text:p>
          <text:p text:style-name="P36"><text:a xlink:type="simple" xlink:href="#__RefHeading___Toc2493_2946132156" text:style-name="Index_20_Link" text:visited-style-name="Index_20_Link">表2-1 </text:a><text:a xlink:type="simple" xlink:href="#__RefHeading___Toc2493_2946132156" text:style-name="Index_20_Link" text:visited-style-name="Index_20_Link">本章第一個表格標題</text:a><text:a xlink:type="simple" xlink:href="#__RefHeading___Toc2493_2946132156" text:style-name="Index_20_Link" text:visited-style-name="Index_20_Link"><text:tab/>7</text:a></text:p>
          <text:p text:style-name="P36"><text:a xlink:type="simple" xlink:href="#__RefHeading___Toc3005_54524917111" text:style-name="Index_20_Link" text:visited-style-name="Index_20_Link">表</text:a><text:a xlink:type="simple" xlink:href="#__RefHeading___Toc3005_54524917111" text:style-name="Index_20_Link" text:visited-style-name="Index_20_Link">2</text:a><text:a xlink:type="simple" xlink:href="#__RefHeading___Toc3005_54524917111" text:style-name="Index_20_Link" text:visited-style-name="Index_20_Link">-2 </text:a><text:a xlink:type="simple" xlink:href="#__RefHeading___Toc3005_54524917111" text:style-name="Index_20_Link" text:visited-style-name="Index_20_Link">本章第二個表格標題</text:a><text:a xlink:type="simple" xlink:href="#__RefHeading___Toc3005_54524917111" text:style-name="Index_20_Link" text:visited-style-name="Index_20_Link"><text:tab/>8</text:a></text:p>
          <text:p text:style-name="P36"><text:a xlink:type="simple" xlink:href="#__RefHeading___Toc3005_5452491711" text:style-name="Index_20_Link" text:visited-style-name="Index_20_Link">表</text:a><text:a xlink:type="simple" xlink:href="#__RefHeading___Toc3005_5452491711" text:style-name="Index_20_Link" text:visited-style-name="Index_20_Link">2</text:a><text:a xlink:type="simple" xlink:href="#__RefHeading___Toc3005_5452491711" text:style-name="Index_20_Link" text:visited-style-name="Index_20_Link">-3 </text:a><text:a xlink:type="simple" xlink:href="#__RefHeading___Toc3005_5452491711" text:style-name="Index_20_Link" text:visited-style-name="Index_20_Link">本章第三個表格的標題</text:a><text:a xlink:type="simple" xlink:href="#__RefHeading___Toc3005_5452491711" text:style-name="Index_20_Link" text:visited-style-name="Index_20_Link"><text:tab/>9</text:a></text:p>
          <text:p text:style-name="P36"><text:a xlink:type="simple" xlink:href="#__RefHeading___Toc3005_545249171" text:style-name="Index_20_Link" text:visited-style-name="Index_20_Link">表</text:a><text:a xlink:type="simple" xlink:href="#__RefHeading___Toc3005_545249171" text:style-name="Index_20_Link" text:visited-style-name="Index_20_Link">2</text:a><text:a xlink:type="simple" xlink:href="#__RefHeading___Toc3005_545249171" text:style-name="Index_20_Link" text:visited-style-name="Index_20_Link">-4 </text:a><text:a xlink:type="simple" xlink:href="#__RefHeading___Toc3005_545249171" text:style-name="Index_20_Link" text:visited-style-name="Index_20_Link">本章第四個表格的標題</text:a><text:a xlink:type="simple" xlink:href="#__RefHeading___Toc3005_545249171" text:style-name="Index_20_Link" text:visited-style-name="Index_20_Link"><text:tab/>9</text:a></text:p>
          <text:p text:style-name="P36"><text:a xlink:type="simple" xlink:href="#__RefHeading___Toc2387_2946132156" text:style-name="Index_20_Link" text:visited-style-name="Index_20_Link">表</text:a><text:a xlink:type="simple" xlink:href="#__RefHeading___Toc2387_2946132156" text:style-name="Index_20_Link" text:visited-style-name="Index_20_Link">2</text:a><text:a xlink:type="simple" xlink:href="#__RefHeading___Toc2387_2946132156" text:style-name="Index_20_Link" text:visited-style-name="Index_20_Link">-5 </text:a><text:a xlink:type="simple" xlink:href="#__RefHeading___Toc2387_2946132156" text:style-name="Index_20_Link" text:visited-style-name="Index_20_Link">本章第五個表格標題</text:a><text:a xlink:type="simple" xlink:href="#__RefHeading___Toc2387_2946132156" text:style-name="Index_20_Link" text:visited-style-name="Index_20_Link"><text:tab/>10</text:a></text:p>
          <text:p text:style-name="P36"><text:a xlink:type="simple" xlink:href="#__RefHeading___Toc3658_545249171" text:style-name="Index_20_Link" text:visited-style-name="Index_20_Link">表</text:a><text:a xlink:type="simple" xlink:href="#__RefHeading___Toc3658_545249171" text:style-name="Index_20_Link" text:visited-style-name="Index_20_Link">2</text:a><text:a xlink:type="simple" xlink:href="#__RefHeading___Toc3658_545249171" text:style-name="Index_20_Link" text:visited-style-name="Index_20_Link">-6</text:a><text:a xlink:type="simple" xlink:href="#__RefHeading___Toc3658_545249171" text:style-name="Index_20_Link" text:visited-style-name="Index_20_Link"> 本章第六個表格標題</text:a><text:a xlink:type="simple" xlink:href="#__RefHeading___Toc3658_545249171" text:style-name="Index_20_Link" text:visited-style-name="Index_20_Link"><text:tab/>11</text:a></text:p>
          <text:p text:style-name="P36"><text:a xlink:type="simple" xlink:href="#__RefHeading___Toc3656_545249171" text:style-name="Index_20_Link" text:visited-style-name="Index_20_Link">表</text:a><text:a xlink:type="simple" xlink:href="#__RefHeading___Toc3656_545249171" text:style-name="Index_20_Link" text:visited-style-name="Index_20_Link">2-</text:a><text:a xlink:type="simple" xlink:href="#__RefHeading___Toc3656_545249171" text:style-name="Index_20_Link" text:visited-style-name="Index_20_Link">7</text:a><text:a xlink:type="simple" xlink:href="#__RefHeading___Toc3656_545249171" text:style-name="Index_20_Link" text:visited-style-name="Index_20_Link"> 本章第七個表格標題</text:a><text:a xlink:type="simple" xlink:href="#__RefHeading___Toc3656_545249171" text:style-name="Index_20_Link" text:visited-style-name="Index_20_Link"><text:tab/>12</text:a></text:p>
          <text:p text:style-name="P36"><text:a xlink:type="simple" xlink:href="#__RefHeading___Toc2493_29461321561" text:style-name="Index_20_Link" text:visited-style-name="Index_20_Link">表</text:a><text:a xlink:type="simple" xlink:href="#__RefHeading___Toc2493_29461321561" text:style-name="Index_20_Link" text:visited-style-name="Index_20_Link">3</text:a><text:a xlink:type="simple" xlink:href="#__RefHeading___Toc2493_29461321561" text:style-name="Index_20_Link" text:visited-style-name="Index_20_Link">-1 </text:a><text:a xlink:type="simple" xlink:href="#__RefHeading___Toc2493_29461321561" text:style-name="Index_20_Link" text:visited-style-name="Index_20_Link">本章第一個表格標題</text:a><text:a xlink:type="simple" xlink:href="#__RefHeading___Toc2493_29461321561" text:style-name="Index_20_Link" text:visited-style-name="Index_20_Link"><text:tab/>17</text:a></text:p>
          <text:p text:style-name="P36"><text:a xlink:type="simple" xlink:href="#__RefHeading___Toc3005_545249171111" text:style-name="Index_20_Link" text:visited-style-name="Index_20_Link">表</text:a><text:a xlink:type="simple" xlink:href="#__RefHeading___Toc3005_545249171111" text:style-name="Index_20_Link" text:visited-style-name="Index_20_Link">3</text:a><text:a xlink:type="simple" xlink:href="#__RefHeading___Toc3005_545249171111" text:style-name="Index_20_Link" text:visited-style-name="Index_20_Link">-2 </text:a><text:a xlink:type="simple" xlink:href="#__RefHeading___Toc3005_545249171111" text:style-name="Index_20_Link" text:visited-style-name="Index_20_Link">本章第二個表格標題</text:a><text:a xlink:type="simple" xlink:href="#__RefHeading___Toc3005_545249171111" text:style-name="Index_20_Link" text:visited-style-name="Index_20_Link"><text:tab/>18</text:a></text:p>
          <text:p text:style-name="P36"><text:a xlink:type="simple" xlink:href="#__RefHeading___Toc3005_54524917112" text:style-name="Index_20_Link" text:visited-style-name="Index_20_Link">表</text:a><text:a xlink:type="simple" xlink:href="#__RefHeading___Toc3005_54524917112" text:style-name="Index_20_Link" text:visited-style-name="Index_20_Link">3</text:a><text:a xlink:type="simple" xlink:href="#__RefHeading___Toc3005_54524917112" text:style-name="Index_20_Link" text:visited-style-name="Index_20_Link">-3 </text:a><text:a xlink:type="simple" xlink:href="#__RefHeading___Toc3005_54524917112" text:style-name="Index_20_Link" text:visited-style-name="Index_20_Link">本章第三個表格的標題</text:a><text:a xlink:type="simple" xlink:href="#__RefHeading___Toc3005_54524917112" text:style-name="Index_20_Link" text:visited-style-name="Index_20_Link"><text:tab/>19</text:a></text:p>
          <text:p text:style-name="P36"><text:a xlink:type="simple" xlink:href="#__RefHeading___Toc3005_5452491712" text:style-name="Index_20_Link" text:visited-style-name="Index_20_Link">表</text:a><text:a xlink:type="simple" xlink:href="#__RefHeading___Toc3005_5452491712" text:style-name="Index_20_Link" text:visited-style-name="Index_20_Link">3</text:a><text:a xlink:type="simple" xlink:href="#__RefHeading___Toc3005_5452491712" text:style-name="Index_20_Link" text:visited-style-name="Index_20_Link">-4 </text:a><text:a xlink:type="simple" xlink:href="#__RefHeading___Toc3005_5452491712" text:style-name="Index_20_Link" text:visited-style-name="Index_20_Link">本章第四個表格的標題</text:a><text:a xlink:type="simple" xlink:href="#__RefHeading___Toc3005_5452491712" text:style-name="Index_20_Link" text:visited-style-name="Index_20_Link"><text:tab/>19</text:a></text:p>
          <text:p text:style-name="P36"><text:a xlink:type="simple" xlink:href="#__RefHeading___Toc2387_29461321561" text:style-name="Index_20_Link" text:visited-style-name="Index_20_Link">表</text:a><text:a xlink:type="simple" xlink:href="#__RefHeading___Toc2387_29461321561" text:style-name="Index_20_Link" text:visited-style-name="Index_20_Link">3</text:a><text:a xlink:type="simple" xlink:href="#__RefHeading___Toc2387_29461321561" text:style-name="Index_20_Link" text:visited-style-name="Index_20_Link">-5 </text:a><text:a xlink:type="simple" xlink:href="#__RefHeading___Toc2387_29461321561" text:style-name="Index_20_Link" text:visited-style-name="Index_20_Link">本章第五個表格標題</text:a><text:a xlink:type="simple" xlink:href="#__RefHeading___Toc2387_29461321561" text:style-name="Index_20_Link" text:visited-style-name="Index_20_Link"><text:tab/>21</text:a></text:p>
          <text:p text:style-name="P36"><text:a xlink:type="simple" xlink:href="#__RefHeading___Toc3658_5452491711" text:style-name="Index_20_Link" text:visited-style-name="Index_20_Link">表</text:a><text:a xlink:type="simple" xlink:href="#__RefHeading___Toc3658_5452491711" text:style-name="Index_20_Link" text:visited-style-name="Index_20_Link">3</text:a><text:a xlink:type="simple" xlink:href="#__RefHeading___Toc3658_5452491711" text:style-name="Index_20_Link" text:visited-style-name="Index_20_Link">-6</text:a><text:a xlink:type="simple" xlink:href="#__RefHeading___Toc3658_5452491711" text:style-name="Index_20_Link" text:visited-style-name="Index_20_Link"> 本章第六個表格標題</text:a><text:a xlink:type="simple" xlink:href="#__RefHeading___Toc3658_5452491711" text:style-name="Index_20_Link" text:visited-style-name="Index_20_Link"><text:tab/>21</text:a></text:p>
          <text:p text:style-name="P36"><text:a xlink:type="simple" xlink:href="#__RefHeading___Toc3656_5452491711" text:style-name="Index_20_Link" text:visited-style-name="Index_20_Link">表</text:a><text:a xlink:type="simple" xlink:href="#__RefHeading___Toc3656_5452491711" text:style-name="Index_20_Link" text:visited-style-name="Index_20_Link">3</text:a><text:a xlink:type="simple" xlink:href="#__RefHeading___Toc3656_5452491711" text:style-name="Index_20_Link" text:visited-style-name="Index_20_Link">-7</text:a><text:a xlink:type="simple" xlink:href="#__RefHeading___Toc3656_5452491711" text:style-name="Index_20_Link" text:visited-style-name="Index_20_Link"> 本章第七個表格標題</text:a><text:a xlink:type="simple" xlink:href="#__RefHeading___Toc3656_5452491711" text:style-name="Index_20_Link" text:visited-style-name="Index_20_Link"><text:tab/>22</text:a></text:p>
          <text:p text:style-name="P36"><text:a xlink:type="simple" xlink:href="#__RefHeading___Toc2493_294613215611" text:style-name="Index_20_Link" text:visited-style-name="Index_20_Link">表</text:a><text:a xlink:type="simple" xlink:href="#__RefHeading___Toc2493_294613215611" text:style-name="Index_20_Link" text:visited-style-name="Index_20_Link">4</text:a><text:a xlink:type="simple" xlink:href="#__RefHeading___Toc2493_294613215611" text:style-name="Index_20_Link" text:visited-style-name="Index_20_Link">-1 </text:a><text:a xlink:type="simple" xlink:href="#__RefHeading___Toc2493_294613215611" text:style-name="Index_20_Link" text:visited-style-name="Index_20_Link">本章第一個表格標題</text:a><text:a xlink:type="simple" xlink:href="#__RefHeading___Toc2493_294613215611" text:style-name="Index_20_Link" text:visited-style-name="Index_20_Link"><text:tab/>25</text:a></text:p>
          <text:p text:style-name="P36"><text:a xlink:type="simple" xlink:href="#__RefHeading___Toc2493_2946132156111" text:style-name="Index_20_Link" text:visited-style-name="Index_20_Link">表</text:a><text:a xlink:type="simple" xlink:href="#__RefHeading___Toc2493_2946132156111" text:style-name="Index_20_Link" text:visited-style-name="Index_20_Link">5</text:a><text:a xlink:type="simple" xlink:href="#__RefHeading___Toc2493_2946132156111" text:style-name="Index_20_Link" text:visited-style-name="Index_20_Link">-1 </text:a><text:a xlink:type="simple" xlink:href="#__RefHeading___Toc2493_2946132156111" text:style-name="Index_20_Link" text:visited-style-name="Index_20_Link">本章第一個表格標題</text:a><text:a xlink:type="simple" xlink:href="#__RefHeading___Toc2493_2946132156111" text:style-name="Index_20_Link" text:visited-style-name="Index_20_Link"><text:tab/>27</text:a></text:p>
          <text:p text:style-name="P36"><text:a xlink:type="simple" xlink:href="#__RefHeading___Toc2493_2946132156112" text:style-name="Index_20_Link" text:visited-style-name="Index_20_Link">表</text:a><text:a xlink:type="simple" xlink:href="#__RefHeading___Toc2493_2946132156112" text:style-name="Index_20_Link" text:visited-style-name="Index_20_Link">6</text:a><text:a xlink:type="simple" xlink:href="#__RefHeading___Toc2493_2946132156112" text:style-name="Index_20_Link" text:visited-style-name="Index_20_Link">-1 </text:a><text:a xlink:type="simple" xlink:href="#__RefHeading___Toc2493_2946132156112" text:style-name="Index_20_Link" text:visited-style-name="Index_20_Link">本章第一個表格標題</text:a><text:a xlink:type="simple" xlink:href="#__RefHeading___Toc2493_2946132156112" text:style-name="Index_20_Link" text:visited-style-name="Index_20_Link"><text:tab/>29</text:a></text:p>
          <text:p text:style-name="P36"><text:a xlink:type="simple" xlink:href="#__RefHeading___Toc2493_2946132156113" text:style-name="Index_20_Link" text:visited-style-name="Index_20_Link">表</text:a><text:a xlink:type="simple" xlink:href="#__RefHeading___Toc2493_2946132156113" text:style-name="Index_20_Link" text:visited-style-name="Index_20_Link">7</text:a><text:a xlink:type="simple" xlink:href="#__RefHeading___Toc2493_2946132156113" text:style-name="Index_20_Link" text:visited-style-name="Index_20_Link">-1 </text:a><text:a xlink:type="simple" xlink:href="#__RefHeading___Toc2493_2946132156113" text:style-name="Index_20_Link" text:visited-style-name="Index_20_Link">本章第一個表格標題</text:a><text:a xlink:type="simple" xlink:href="#__RefHeading___Toc2493_2946132156113" text:style-name="Index_20_Link" text:visited-style-name="Index_20_Link"><text:tab/>31</text:a></text:p>
          <text:p text:style-name="P36"><text:a xlink:type="simple" xlink:href="#__RefHeading___Toc2493_2946132156114" text:style-name="Index_20_Link" text:visited-style-name="Index_20_Link">表</text:a><text:a xlink:type="simple" xlink:href="#__RefHeading___Toc2493_2946132156114" text:style-name="Index_20_Link" text:visited-style-name="Index_20_Link">8</text:a><text:a xlink:type="simple" xlink:href="#__RefHeading___Toc2493_2946132156114" text:style-name="Index_20_Link" text:visited-style-name="Index_20_Link">-1 </text:a><text:a xlink:type="simple" xlink:href="#__RefHeading___Toc2493_2946132156114" text:style-name="Index_20_Link" text:visited-style-name="Index_20_Link">本章第一個表格標題</text:a><text:a xlink:type="simple" xlink:href="#__RefHeading___Toc2493_2946132156114" text:style-name="Index_20_Link" text:visited-style-name="Index_20_Link"><text:tab/>33</text:a></text:p>
          <text:p text:style-name="P36"><text:a xlink:type="simple" xlink:href="#__RefHeading___Toc2493_2946132156115" text:style-name="Index_20_Link" text:visited-style-name="Index_20_Link">表</text:a><text:a xlink:type="simple" xlink:href="#__RefHeading___Toc2493_2946132156115" text:style-name="Index_20_Link" text:visited-style-name="Index_20_Link">9</text:a><text:a xlink:type="simple" xlink:href="#__RefHeading___Toc2493_2946132156115" text:style-name="Index_20_Link" text:visited-style-name="Index_20_Link">-1 </text:a><text:a xlink:type="simple" xlink:href="#__RefHeading___Toc2493_2946132156115" text:style-name="Index_20_Link" text:visited-style-name="Index_20_Link">本章第一個表格標題</text:a><text:a xlink:type="simple" xlink:href="#__RefHeading___Toc2493_2946132156115" text:style-name="Index_20_Link" text:visited-style-name="Index_20_Link"><text:tab/>35</text:a></text:p>
        </text:index-body>
      </text:table-of-content>
      <text:p text:style-name="P6"/>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P39">圖次</text:p>
          </text:index-title>
          <text:p text:style-name="P36"><text:a xlink:type="simple" xlink:href="#__RefHeading___Toc2614_2946132156" text:style-name="Index_20_Link" text:visited-style-name="Index_20_Link">圖1-1 </text:a><text:a xlink:type="simple" xlink:href="#__RefHeading___Toc2614_2946132156" text:style-name="Index_20_Link" text:visited-style-name="Index_20_Link">本章第一張圖片標題</text:a><text:a xlink:type="simple" xlink:href="#__RefHeading___Toc2614_2946132156" text:style-name="Index_20_Link" text:visited-style-name="Index_20_Link"><text:tab/>2</text:a></text:p>
          <text:p text:style-name="P36"><text:a xlink:type="simple" xlink:href="#__RefHeading___Toc2614_29461321561" text:style-name="Index_20_Link" text:visited-style-name="Index_20_Link">圖1-2 </text:a><text:a xlink:type="simple" xlink:href="#__RefHeading___Toc2614_29461321561" text:style-name="Index_20_Link" text:visited-style-name="Index_20_Link">本章第二張圖片標題</text:a><text:a xlink:type="simple" xlink:href="#__RefHeading___Toc2614_29461321561" text:style-name="Index_20_Link" text:visited-style-name="Index_20_Link"><text:tab/>3</text:a></text:p>
          <text:p text:style-name="P36"><text:a xlink:type="simple" xlink:href="#__RefHeading___Toc2614_294613215611" text:style-name="Index_20_Link" text:visited-style-name="Index_20_Link">圖</text:a><text:a xlink:type="simple" xlink:href="#__RefHeading___Toc2614_294613215611" text:style-name="Index_20_Link" text:visited-style-name="Index_20_Link">2</text:a><text:a xlink:type="simple" xlink:href="#__RefHeading___Toc2614_294613215611" text:style-name="Index_20_Link" text:visited-style-name="Index_20_Link">-1 </text:a><text:a xlink:type="simple" xlink:href="#__RefHeading___Toc2614_294613215611" text:style-name="Index_20_Link" text:visited-style-name="Index_20_Link">本章第一張圖片標題</text:a><text:a xlink:type="simple" xlink:href="#__RefHeading___Toc2614_294613215611" text:style-name="Index_20_Link" text:visited-style-name="Index_20_Link">(左邊)跟第一張的B圖片(右邊)</text:a><text:a xlink:type="simple" xlink:href="#__RefHeading___Toc2614_294613215611" text:style-name="Index_20_Link" text:visited-style-name="Index_20_Link"><text:tab/>10</text:a></text:p>
          <text:p text:style-name="P36"><text:a xlink:type="simple" xlink:href="#__RefHeading___Toc2614_2946132156111" text:style-name="Index_20_Link" text:visited-style-name="Index_20_Link">圖</text:a><text:a xlink:type="simple" xlink:href="#__RefHeading___Toc2614_2946132156111" text:style-name="Index_20_Link" text:visited-style-name="Index_20_Link">2</text:a><text:a xlink:type="simple" xlink:href="#__RefHeading___Toc2614_2946132156111" text:style-name="Index_20_Link" text:visited-style-name="Index_20_Link">-2 </text:a><text:a xlink:type="simple" xlink:href="#__RefHeading___Toc2614_2946132156111" text:style-name="Index_20_Link" text:visited-style-name="Index_20_Link">本章第二張圖片標題</text:a><text:a xlink:type="simple" xlink:href="#__RefHeading___Toc2614_2946132156111" text:style-name="Index_20_Link" text:visited-style-name="Index_20_Link"><text:tab/>11</text:a></text:p>
          <text:p text:style-name="P36"><text:a xlink:type="simple" xlink:href="#__RefHeading___Toc2614_2946132156112" text:style-name="Index_20_Link" text:visited-style-name="Index_20_Link">圖</text:a><text:a xlink:type="simple" xlink:href="#__RefHeading___Toc2614_2946132156112" text:style-name="Index_20_Link" text:visited-style-name="Index_20_Link">2</text:a><text:a xlink:type="simple" xlink:href="#__RefHeading___Toc2614_2946132156112" text:style-name="Index_20_Link" text:visited-style-name="Index_20_Link">-3 </text:a><text:a xlink:type="simple" xlink:href="#__RefHeading___Toc2614_2946132156112" text:style-name="Index_20_Link" text:visited-style-name="Index_20_Link">本章第三張圖片標題</text:a><text:a xlink:type="simple" xlink:href="#__RefHeading___Toc2614_2946132156112" text:style-name="Index_20_Link" text:visited-style-name="Index_20_Link"><text:tab/>13</text:a></text:p>
          <text:p text:style-name="P36"><text:a xlink:type="simple" xlink:href="#__RefHeading___Toc2614_2946132156113" text:style-name="Index_20_Link" text:visited-style-name="Index_20_Link">圖2-4 </text:a><text:a xlink:type="simple" xlink:href="#__RefHeading___Toc2614_2946132156113" text:style-name="Index_20_Link" text:visited-style-name="Index_20_Link">本章第四張圖片標題</text:a><text:a xlink:type="simple" xlink:href="#__RefHeading___Toc2614_2946132156113" text:style-name="Index_20_Link" text:visited-style-name="Index_20_Link"><text:tab/>15</text:a></text:p>
          <text:p text:style-name="P36"><text:a xlink:type="simple" xlink:href="#__RefHeading___Toc2614_2946132156114" text:style-name="Index_20_Link" text:visited-style-name="Index_20_Link">圖</text:a><text:a xlink:type="simple" xlink:href="#__RefHeading___Toc2614_2946132156114" text:style-name="Index_20_Link" text:visited-style-name="Index_20_Link">3</text:a><text:a xlink:type="simple" xlink:href="#__RefHeading___Toc2614_2946132156114" text:style-name="Index_20_Link" text:visited-style-name="Index_20_Link">-1 </text:a><text:a xlink:type="simple" xlink:href="#__RefHeading___Toc2614_2946132156114" text:style-name="Index_20_Link" text:visited-style-name="Index_20_Link">本章第一張圖片標題</text:a><text:a xlink:type="simple" xlink:href="#__RefHeading___Toc2614_2946132156114" text:style-name="Index_20_Link" text:visited-style-name="Index_20_Link"><text:tab/>20</text:a></text:p>
          <text:p text:style-name="P36"><text:a xlink:type="simple" xlink:href="#__RefHeading___Toc2614_29461321561111" text:style-name="Index_20_Link" text:visited-style-name="Index_20_Link">圖</text:a><text:a xlink:type="simple" xlink:href="#__RefHeading___Toc2614_29461321561111" text:style-name="Index_20_Link" text:visited-style-name="Index_20_Link">3</text:a><text:a xlink:type="simple" xlink:href="#__RefHeading___Toc2614_29461321561111" text:style-name="Index_20_Link" text:visited-style-name="Index_20_Link">-2 </text:a><text:a xlink:type="simple" xlink:href="#__RefHeading___Toc2614_29461321561111" text:style-name="Index_20_Link" text:visited-style-name="Index_20_Link">本章第二張圖片標題</text:a><text:a xlink:type="simple" xlink:href="#__RefHeading___Toc2614_29461321561111" text:style-name="Index_20_Link" text:visited-style-name="Index_20_Link"><text:tab/>22</text:a></text:p>
          <text:p text:style-name="P36"><text:a xlink:type="simple" xlink:href="#__RefHeading___Toc2614_29461321561121" text:style-name="Index_20_Link" text:visited-style-name="Index_20_Link">圖</text:a><text:a xlink:type="simple" xlink:href="#__RefHeading___Toc2614_29461321561121" text:style-name="Index_20_Link" text:visited-style-name="Index_20_Link">3</text:a><text:a xlink:type="simple" xlink:href="#__RefHeading___Toc2614_29461321561121" text:style-name="Index_20_Link" text:visited-style-name="Index_20_Link">-3 </text:a><text:a xlink:type="simple" xlink:href="#__RefHeading___Toc2614_29461321561121" text:style-name="Index_20_Link" text:visited-style-name="Index_20_Link">本章第三張圖片標題</text:a><text:a xlink:type="simple" xlink:href="#__RefHeading___Toc2614_29461321561121" text:style-name="Index_20_Link" text:visited-style-name="Index_20_Link"><text:tab/>23</text:a></text:p>
          <text:p text:style-name="P36"><text:a xlink:type="simple" xlink:href="#__RefHeading___Toc2614_29461321561131" text:style-name="Index_20_Link" text:visited-style-name="Index_20_Link">圖</text:a><text:a xlink:type="simple" xlink:href="#__RefHeading___Toc2614_29461321561131" text:style-name="Index_20_Link" text:visited-style-name="Index_20_Link">3</text:a><text:a xlink:type="simple" xlink:href="#__RefHeading___Toc2614_29461321561131" text:style-name="Index_20_Link" text:visited-style-name="Index_20_Link">-4 </text:a><text:a xlink:type="simple" xlink:href="#__RefHeading___Toc2614_29461321561131" text:style-name="Index_20_Link" text:visited-style-name="Index_20_Link">本章第四張圖片標題</text:a><text:a xlink:type="simple" xlink:href="#__RefHeading___Toc2614_29461321561131" text:style-name="Index_20_Link" text:visited-style-name="Index_20_Link"><text:tab/>24</text:a></text:p>
          <text:p text:style-name="P36"><text:a xlink:type="simple" xlink:href="#__RefHeading___Toc2614_29461321561141" text:style-name="Index_20_Link" text:visited-style-name="Index_20_Link">圖</text:a><text:a xlink:type="simple" xlink:href="#__RefHeading___Toc2614_29461321561141" text:style-name="Index_20_Link" text:visited-style-name="Index_20_Link">4</text:a><text:a xlink:type="simple" xlink:href="#__RefHeading___Toc2614_29461321561141" text:style-name="Index_20_Link" text:visited-style-name="Index_20_Link">-1 </text:a><text:a xlink:type="simple" xlink:href="#__RefHeading___Toc2614_29461321561141" text:style-name="Index_20_Link" text:visited-style-name="Index_20_Link">本章第一張圖片標題</text:a><text:a xlink:type="simple" xlink:href="#__RefHeading___Toc2614_29461321561141" text:style-name="Index_20_Link" text:visited-style-name="Index_20_Link"><text:tab/>26</text:a></text:p>
          <text:p text:style-name="P36"><text:a xlink:type="simple" xlink:href="#__RefHeading___Toc2614_294613215611411" text:style-name="Index_20_Link" text:visited-style-name="Index_20_Link">圖</text:a><text:a xlink:type="simple" xlink:href="#__RefHeading___Toc2614_294613215611411" text:style-name="Index_20_Link" text:visited-style-name="Index_20_Link">5</text:a><text:a xlink:type="simple" xlink:href="#__RefHeading___Toc2614_294613215611411" text:style-name="Index_20_Link" text:visited-style-name="Index_20_Link">-1 </text:a><text:a xlink:type="simple" xlink:href="#__RefHeading___Toc2614_294613215611411" text:style-name="Index_20_Link" text:visited-style-name="Index_20_Link">本章第一張圖片標題</text:a><text:a xlink:type="simple" xlink:href="#__RefHeading___Toc2614_294613215611411" text:style-name="Index_20_Link" text:visited-style-name="Index_20_Link"><text:tab/>28</text:a></text:p>
          <text:p text:style-name="P36"><text:a xlink:type="simple" xlink:href="#__RefHeading___Toc2614_294613215611412" text:style-name="Index_20_Link" text:visited-style-name="Index_20_Link">圖</text:a><text:a xlink:type="simple" xlink:href="#__RefHeading___Toc2614_294613215611412" text:style-name="Index_20_Link" text:visited-style-name="Index_20_Link">6</text:a><text:a xlink:type="simple" xlink:href="#__RefHeading___Toc2614_294613215611412" text:style-name="Index_20_Link" text:visited-style-name="Index_20_Link">-1 </text:a><text:a xlink:type="simple" xlink:href="#__RefHeading___Toc2614_294613215611412" text:style-name="Index_20_Link" text:visited-style-name="Index_20_Link">本章第一張圖片標題</text:a><text:a xlink:type="simple" xlink:href="#__RefHeading___Toc2614_294613215611412" text:style-name="Index_20_Link" text:visited-style-name="Index_20_Link"><text:tab/>30</text:a></text:p>
          <text:p text:style-name="P36"><text:a xlink:type="simple" xlink:href="#__RefHeading___Toc2614_294613215611413" text:style-name="Index_20_Link" text:visited-style-name="Index_20_Link">圖</text:a><text:a xlink:type="simple" xlink:href="#__RefHeading___Toc2614_294613215611413" text:style-name="Index_20_Link" text:visited-style-name="Index_20_Link">7</text:a><text:a xlink:type="simple" xlink:href="#__RefHeading___Toc2614_294613215611413" text:style-name="Index_20_Link" text:visited-style-name="Index_20_Link">-1 </text:a><text:a xlink:type="simple" xlink:href="#__RefHeading___Toc2614_294613215611413" text:style-name="Index_20_Link" text:visited-style-name="Index_20_Link">本章第一張圖片標題</text:a><text:a xlink:type="simple" xlink:href="#__RefHeading___Toc2614_294613215611413" text:style-name="Index_20_Link" text:visited-style-name="Index_20_Link"><text:tab/>32</text:a></text:p>
          <text:p text:style-name="P36"><text:a xlink:type="simple" xlink:href="#__RefHeading___Toc2614_294613215611414" text:style-name="Index_20_Link" text:visited-style-name="Index_20_Link">圖</text:a><text:a xlink:type="simple" xlink:href="#__RefHeading___Toc2614_294613215611414" text:style-name="Index_20_Link" text:visited-style-name="Index_20_Link">8</text:a><text:a xlink:type="simple" xlink:href="#__RefHeading___Toc2614_294613215611414" text:style-name="Index_20_Link" text:visited-style-name="Index_20_Link">-1 </text:a><text:a xlink:type="simple" xlink:href="#__RefHeading___Toc2614_294613215611414" text:style-name="Index_20_Link" text:visited-style-name="Index_20_Link">本章第一張圖片標題</text:a><text:a xlink:type="simple" xlink:href="#__RefHeading___Toc2614_294613215611414" text:style-name="Index_20_Link" text:visited-style-name="Index_20_Link"><text:tab/>34</text:a></text:p>
          <text:p text:style-name="P36"><text:a xlink:type="simple" xlink:href="#__RefHeading___Toc2614_294613215611415" text:style-name="Index_20_Link" text:visited-style-name="Index_20_Link">圖</text:a><text:a xlink:type="simple" xlink:href="#__RefHeading___Toc2614_294613215611415" text:style-name="Index_20_Link" text:visited-style-name="Index_20_Link">9</text:a><text:a xlink:type="simple" xlink:href="#__RefHeading___Toc2614_294613215611415" text:style-name="Index_20_Link" text:visited-style-name="Index_20_Link">-1 </text:a><text:a xlink:type="simple" xlink:href="#__RefHeading___Toc2614_294613215611415" text:style-name="Index_20_Link" text:visited-style-name="Index_20_Link">本章第一張圖片標題</text:a><text:a xlink:type="simple" xlink:href="#__RefHeading___Toc2614_294613215611415" text:style-name="Index_20_Link" text:visited-style-name="Index_20_Link"><text:tab/>36</text:a></text:p>
        </text:index-body>
      </text:table-of-content>
      <text:p text:style-name="P6"/>
      <text:h text:style-name="標題1-1_20_第一章" text:outline-level="1"><text:bookmark-start text:name="__RefHeading___Toc1124_2574553495"/><text:span text:style-name="T35">第一章 </text:span>緒論<text:bookmark-end text:name="__RefHeading___Toc1124_2574553495"/></text:h>
      <text:h text:style-name="標題2_20_第一節" text:outline-level="2"><text:bookmark-start text:name="__RefHeading___Toc1126_2574553495"/>第一節 標題<text:span text:style-name="T40">2</text:span>研究背景<text:bookmark-end text:name="__RefHeading___Toc1126_2574553495"/></text:h>
      <text:p text:style-name="P52">特殊<text:span text:style-name="T13">用圖片展現</text:span>：<text:span text:style-name="T46">□</text:span></text:p>
      <text:p text:style-name="段落_20_首行縮排">為了釐清上述三項研究目的，本研究將從質性與量化兩種不同的角度來剖析露營者的資訊行為。前者是利用深度休閒特徵量表來量化露營者的深度休閒程度<text:span text:style-name="T13">。</text:span></text:p>
      <text:p text:style-name="P47">因此，本研究的研究目的可以歸納為以下三項：</text:p>
      <text:list xml:id="list1789432414" text:style-name="Numbering_20_123">
        <text:list-item>
          <text:p text:style-name="P62">初步了解露營者在深度休閒上的深入程度。初步了解露營者在深度休閒上的深入程度。初步了解露營者在深度休閒上的深入程度。</text:p>
        </text:list-item>
        <text:list-item>
          <text:p text:style-name="段落_20_3-1._20_列點_20_1.">歸納露營者的資訊行為。</text:p>
        </text:list-item>
        <text:list-item>
          <text:p text:style-name="段落_20_3-1._20_列點_20_1.">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p text:style-name="段落_20_首行縮排">針對Stebbins (1992)所提出之六項特徵，Gould 等人(2008)<text:span text:style-name="T39">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text:soft-page-break/>一、<text:span text:style-name="T37">標題</text:span><text:span text:style-name="T38">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17">。</text:span></text:p>
      <text:p text:style-name="P19"><text:bookmark-start text:name="__RefHeading___Toc2614_2946132156"/>圖<text:span text:style-name="T42">1</text:span>-<text:sequence text:ref-name="ref圖10" text:name="圖1" text:formula="ooow:圖1+1" style:num-format="1">1</text:sequence><text:line-break/><text:span text:style-name="T16">本章第一張圖片標題</text:span><text:bookmark-end text:name="__RefHeading___Toc2614_2946132156"/></text:p>
      <text:p text:style-name="P50"><draw:frame draw:style-name="fr1" draw:name="Image2" text:anchor-type="as-char" svg:width="9.347cm" svg:height="9.795cm" draw:z-index="2"><draw:image xlink:href="Pictures/10000001000004500000048517A7D2EF7CC64D70.png" xlink:type="simple" xlink:show="embed" xlink:actuate="onLoad" loext:mime-type="image/png"/></draw:frame></text:p>
      <text:p text:style-name="圖_20_0-3_20_註記"><text:span text:style-name="T27">註：</text:span><text:span text:style-name="T25">圖片的註記</text:span></text:p>
      <text:p text:style-name="圖_20_0-4_20_原始檔案備註">圖片來源檔案</text:p>
      <text:h text:style-name="標題4_20__ff08_一_ff09__20_圓括弧要用全形" text:outline-level="4"><text:bookmark-start text:name="__RefHeading___Toc5724_1763602883"/>（一）<text:span text:style-name="T33">標題</text:span><text:span text:style-name="T34">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P16"/>
      <text:p text:style-name="P28"><text:bookmark-start text:name="__RefHeading___Toc2614_29461321561"/><text:soft-page-break/>圖<text:span text:style-name="T42">1</text:span>-<text:sequence text:ref-name="ref圖11" text:name="圖1" text:formula="ooow:圖1+1" style:num-format="1">2</text:sequence><text:line-break/><text:span text:style-name="T16">本章第二張圖片標題</text:span><text:bookmark-end text:name="__RefHeading___Toc2614_29461321561"/></text:p>
      <text:p text:style-name="P50"><draw:frame draw:style-name="fr1" draw:name="Image3" text:anchor-type="as-char" svg:width="9.347cm" svg:height="9.795cm" draw:z-index="3"><draw:image xlink:href="Pictures/10000001000004500000048517A7D2EF7CC64D70.png" xlink:type="simple" xlink:show="embed" xlink:actuate="onLoad" loext:mime-type="image/png"/></draw:frame></text:p>
      <text:p text:style-name="圖_20_0-3_20_註記"><text:span text:style-name="T27">註：</text:span><text:span text:style-name="T25">圖片的註記</text:span></text:p>
      <text:p text:style-name="圖_20_0-4_20_原始檔案備註">圖片來源檔案</text:p>
      <text:h text:style-name="P14" text:outline-level="4"><text:bookmark-start text:name="__RefHeading___Toc5726_1763602883"/><text:span text:style-name="T33">（二）標題</text:span><text:span text:style-name="T34">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16">。</text:span></text:p>
      <text:p text:style-name="P29"><text:bookmark-start text:name="__RefHeading___Toc2487_2946132156"/><text:soft-page-break/>表<text:span text:style-name="T42">1</text:span>-<text:sequence text:ref-name="ref表10" text:name="表1" text:formula="ooow:表1+1" style:num-format="1">1</text:sequence><text:line-break/><text:span text:style-name="Main_20_index_20_entry">本章第一個表格</text:span><text:span text:style-name="Main_20_index_20_entry"><text:span text:style-name="T16">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P15"/>
            </table:table-cell>
            <table:table-cell table:style-name="Table7.A1" office:value-type="string">
              <text:p text:style-name="P15">置中</text:p>
            </table:table-cell>
            <table:table-cell table:style-name="Table7.A1" office:value-type="string">
              <text:p text:style-name="P15">置中</text:p>
            </table:table-cell>
            <table:table-cell table:style-name="Table7.A1" office:value-type="string">
              <text:p text:style-name="P15">置中</text:p>
            </table:table-cell>
            <table:table-cell table:style-name="Table7.A1" office:value-type="string">
              <text:p text:style-name="P15">置中</text:p>
            </table:table-cell>
            <table:table-cell table:style-name="Table7.A1" office:value-type="string">
              <text:p text:style-name="P15">置中</text:p>
            </table:table-cell>
            <table:table-cell table:style-name="Table7.A1" office:value-type="string">
              <text:p text:style-name="P15">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段落_20_首行縮排">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29"><text:bookmark-start text:name="__RefHeading___Toc2491_2946132156"/>表<text:span text:style-name="T42">1</text:span>-<text:sequence text:ref-name="ref表11" text:name="表1" text:formula="ooow:表1+1" style:num-format="1">2</text:sequence><text:line-break/><text:span text:style-name="T9">本章第</text:span><text:span text:style-name="T16">二</text:span><text:span text:style-name="T9">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15"/>
            </table:table-cell>
            <table:table-cell table:style-name="Table8.A1" office:value-type="string">
              <text:p text:style-name="P15">置中</text:p>
            </table:table-cell>
            <table:table-cell table:style-name="Table8.A1" office:value-type="string">
              <text:p text:style-name="P15">置中</text:p>
            </table:table-cell>
            <table:table-cell table:style-name="Table8.A1" office:value-type="string">
              <text:p text:style-name="P15">置中</text:p>
            </table:table-cell>
            <table:table-cell table:style-name="Table8.A1" office:value-type="string">
              <text:p text:style-name="P15">置中</text:p>
            </table:table-cell>
            <table:table-cell table:style-name="Table8.A1" office:value-type="string">
              <text:p text:style-name="P15">置中</text:p>
            </table:table-cell>
            <table:table-cell table:style-name="Table8.A1" office:value-type="string">
              <text:p text:style-name="P15">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段落_20_首行縮排_20_修改指示"><text:soft-page-break/>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list xml:id="list3782178027" text:style-name="標題5_20_1.">
        <text:list-item>
          <text:p text:style-name="標題5_20_1.">標題5</text:p>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29"><text:bookmark-start text:name="__RefHeading___Toc2489_2946132156"/>表<text:span text:style-name="T42">1</text:span>-<text:sequence text:ref-name="ref表12" text:name="表1" text:formula="ooow:表1+1" style:num-format="1">3</text:sequence><text:line-break/><text:span text:style-name="T9">本章第</text:span><text:span text:style-name="T16">三</text:span><text:span text:style-name="T9">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P15"/>
            </table:table-cell>
            <table:table-cell table:style-name="Table10.A1" office:value-type="string">
              <text:p text:style-name="P15">置中</text:p>
            </table:table-cell>
            <table:table-cell table:style-name="Table10.A1" office:value-type="string">
              <text:p text:style-name="P15">置中</text:p>
            </table:table-cell>
            <table:table-cell table:style-name="Table10.A1" office:value-type="string">
              <text:p text:style-name="P15">置中</text:p>
            </table:table-cell>
            <table:table-cell table:style-name="Table10.A1" office:value-type="string">
              <text:p text:style-name="P15">置中</text:p>
            </table:table-cell>
            <table:table-cell table:style-name="Table10.A1" office:value-type="string">
              <text:p text:style-name="P15">置中</text:p>
            </table:table-cell>
            <table:table-cell table:style-name="Table10.A1" office:value-type="string">
              <text:p text:style-name="P15">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505655212" text:style-name="標題6_20__28_1_29_">
        <text:list-item>
          <text:h text:style-name="標題6_20__28_1_29_" text:outline-level="6">標題6</text:h>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text:soft-page-break/>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3">。</text:span></text:p>
      <text:h text:style-name="標題1-2_20_第二章_20_之後_3001_參考文獻_3001_附錄" text:outline-level="1"><text:bookmark-start text:name="__RefHeading___Toc4004_277283870"/><text:span text:style-name="T39">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36">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30"><text:bookmark-start text:name="__RefHeading___Toc2493_2946132156"/>表<text:span text:style-name="T43">2</text:span>-<text:sequence text:ref-name="ref表20" text:name="表2" text:formula="ooow:表2+1" style:num-format="1">1</text:sequence><text:line-break/><text:span text:style-name="T16">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P15"/>
            </table:table-cell>
            <table:table-cell table:style-name="Table9.A1" office:value-type="string">
              <text:p text:style-name="P15">置中</text:p>
            </table:table-cell>
            <table:table-cell table:style-name="Table9.A1" office:value-type="string">
              <text:p text:style-name="P15">置中</text:p>
            </table:table-cell>
            <table:table-cell table:style-name="Table9.A1" office:value-type="string">
              <text:p text:style-name="P15">置中</text:p>
            </table:table-cell>
            <table:table-cell table:style-name="Table9.A1" office:value-type="string">
              <text:p text:style-name="P15">置中</text:p>
            </table:table-cell>
            <table:table-cell table:style-name="Table9.A1" office:value-type="string">
              <text:p text:style-name="P15">置中</text:p>
            </table:table-cell>
            <table:table-cell table:style-name="Table9.A1" office:value-type="string">
              <text:p text:style-name="P15">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text:span text:style-name="T37">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33"><text:bookmark-start text:name="__RefHeading___Toc3005_54524917111"/><text:soft-page-break/>表<text:span text:style-name="T19">2</text:span>-<text:sequence text:ref-name="ref表21" text:name="表2" text:formula="ooow:表2+1" style:num-format="1">2</text:sequence><text:line-break/><text:span text:style-name="Main_20_index_20_entry"><text:span text:style-name="T16">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P15"/>
            </table:table-cell>
            <table:table-cell table:style-name="Table6.A1" office:value-type="string">
              <text:p text:style-name="P15">置中</text:p>
            </table:table-cell>
            <table:table-cell table:style-name="Table6.A1" office:value-type="string">
              <text:p text:style-name="P15">置中</text:p>
            </table:table-cell>
            <table:table-cell table:style-name="Table6.A1" office:value-type="string">
              <text:p text:style-name="P15">置中</text:p>
            </table:table-cell>
            <table:table-cell table:style-name="Table6.A1" office:value-type="string">
              <text:p text:style-name="P15">置中</text:p>
            </table:table-cell>
            <table:table-cell table:style-name="Table6.A1" office:value-type="string">
              <text:p text:style-name="P15">置中</text:p>
            </table:table-cell>
            <table:table-cell table:style-name="Table6.A1" office:value-type="string">
              <text:p text:style-name="P15">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4_20__ff08_一_ff09__20_圓括弧要用全形" text:outline-level="4"><text:bookmark-start text:name="__RefHeading___Toc1132_25745534951"/><text:span text:style-name="T33">（一）</text:span>研究背景研究背景研究背景研究背景研究背景研究背景研究背景研究背景研究背景研究背景<text:bookmark-end text:name="__RefHeading___Toc1132_25745534951"/></text:h>
      <text:list xml:id="list183357864356141" text:continue-list="list3782178027"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8">(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p>
      <text:p text:style-name="P33"><text:bookmark-start text:name="__RefHeading___Toc3005_5452491711"/>表<text:span text:style-name="T19">2</text:span>-<text:sequence text:ref-name="ref表22" text:name="表2" text:formula="ooow:表2+1" style:num-format="1">3</text:sequence><text:line-break/><text:span text:style-name="Main_20_index_20_entry"><text:span text:style-name="T16">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P15"/>
            </table:table-cell>
            <table:table-cell table:style-name="Table5.A1" office:value-type="string">
              <text:p text:style-name="P15">置中</text:p>
            </table:table-cell>
            <table:table-cell table:style-name="Table5.A1" office:value-type="string">
              <text:p text:style-name="P15">置中</text:p>
            </table:table-cell>
            <table:table-cell table:style-name="Table5.A1" office:value-type="string">
              <text:p text:style-name="P15">置中</text:p>
            </table:table-cell>
            <table:table-cell table:style-name="Table5.A1" office:value-type="string">
              <text:p text:style-name="P15">置中</text:p>
            </table:table-cell>
            <table:table-cell table:style-name="Table5.A1" office:value-type="string">
              <text:p text:style-name="P15">置中</text:p>
            </table:table-cell>
            <table:table-cell table:style-name="Table5.A1" office:value-type="string">
              <text:p text:style-name="P15">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3"><text:bookmark-start text:name="__RefHeading___Toc3005_545249171"/>表<text:span text:style-name="T19">2</text:span>-<text:sequence text:ref-name="ref表23" text:name="表2" text:formula="ooow:表2+1" style:num-format="1">4</text:sequence><text:line-break/><text:span text:style-name="Main_20_index_20_entry"><text:span text:style-name="T16">本章第四個表格的標題</text:span></text:span><text:bookmark-end text:name="__RefHeading___Toc3005_545249171"/></text:p>
      <text:p text:style-name="P54"/>
      <table:table table:name="表格4" table:style-name="表格4">
        <table:table-column table:style-name="表格4.A"/>
        <table:table-column table:style-name="表格4.B"/>
        <table:table-header-rows>
          <table:table-row table:style-name="表格4.1">
            <table:table-cell table:style-name="表格4.A1" office:value-type="string">
              <text:p text:style-name="P55">子任務名稱</text:p>
            </table:table-cell>
            <table:table-cell table:style-name="表格4.A1" office:value-type="string">
              <text:p text:style-name="P55">子任務敘述</text:p>
            </table:table-cell>
          </table:table-row>
        </table:table-header-rows>
        <table:table-row table:style-name="表格4.2">
          <table:table-cell table:style-name="表格4.A2" office:value-type="string">
            <text:list xml:id="list183356360969242" text:continue-list="list1789432414" text:style-name="Numbering_20_123">
              <text:list-item text:start-value="1">
                <text:p text:style-name="表_20_0-4_20_內文_20_列點1.-10.">計算模式數量</text:p>
              </text:list-item>
            </text:list>
          </table:table-cell>
          <table:table-cell table:style-name="表格4.A2" office:value-type="string">
            <text:p text:style-name="P56">請您從模式探索模組的視覺總覽中，計算出視覺模式數量。</text:p>
          </table:table-cell>
        </table:table-row>
        <table:table-row table:style-name="表格4.3">
          <table:table-cell table:style-name="表格4.A3" office:value-type="string">
            <text:list xml:id="list183357494022975" text:continue-numbering="true" text:style-name="Numbering_20_123">
              <text:list-item>
                <text:p text:style-name="表_20_0-4_20_內文_20_列點1.-10.">解釋模式</text:p>
              </text:list-item>
            </text:list>
          </table:table-cell>
          <table:table-cell table:style-name="表格4.A3" office:value-type="string">
            <text:p text:style-name="P56">請選擇一個模式並點進去查看，並嘗試解釋這個模式的意義。</text:p>
          </table:table-cell>
        </table:table-row>
        <table:table-row table:style-name="表格4.4">
          <table:table-cell table:style-name="表格4.A4" office:value-type="string">
            <text:list xml:id="list183357164093210" text:continue-numbering="true" text:style-name="Numbering_20_123">
              <text:list-item>
                <text:p text:style-name="表_20_0-4_20_內文_20_列點1.-10.">查看圖片</text:p>
              </text:list-item>
            </text:list>
          </table:table-cell>
          <table:table-cell table:style-name="表格4.A4" office:value-type="string">
            <text:p text:style-name="P56">請選擇一張能夠代表這個模式的迷因圖片，並嘗試解釋選擇這張迷因圖片的理由。</text:p>
          </table:table-cell>
        </table:table-row>
      </table:table>
      <text:p text:style-name="P57"><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183355826458463" text:continue-list="list505655212" text:style-name="標題6_20__28_1_29_">
        <text:list-item>
          <text:h text:style-name="P60" text:outline-level="6"><text:bookmark-start text:name="__RefHeading___Toc5728_1763602883"/><text:span text:style-name="T11">標題</text:span><text:span text:style-name="T12">6</text:span><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text:soft-page-break/>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P31"><text:bookmark-start text:name="__RefHeading___Toc2614_294613215611"/>圖<text:span text:style-name="T20">2</text:span>-<text:sequence text:ref-name="ref圖20" text:name="圖2" text:formula="ooow:圖2+1" style:num-format="1">1</text:sequence><text:line-break/><text:span text:style-name="T16">本章第一張圖片標題</text:span><text:span text:style-name="T18">(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27"><draw:frame draw:style-name="fr1" draw:name="Image1" text:anchor-type="as-char" svg:width="8.202cm" svg:height="7.484cm" draw:z-index="0"><draw:image xlink:href="Pictures/100000010000015700000139425D84CC04D41059.png" xlink:type="simple" xlink:show="embed" xlink:actuate="onLoad" loext:mime-type="image/png"/></draw:frame></text:p>
          </table:table-cell>
          <table:table-cell table:style-name="Table17.A1" office:value-type="string">
            <text:p text:style-name="P27"><draw:frame draw:style-name="fr1" draw:name="Image11" text:anchor-type="as-char" svg:width="8.202cm" svg:height="7.484cm" draw:z-index="1"><draw:image xlink:href="Pictures/100000010000015700000139425D84CC04D41059.png" xlink:type="simple" xlink:show="embed" xlink:actuate="onLoad" loext:mime-type="image/png"/></draw:frame></text:p>
          </table:table-cell>
        </table:table-row>
      </table:table>
      <text:p text:style-name="圖_20_0-3_20_註記"><text:span text:style-name="T27">註：</text:span><text:span text:style-name="T25">圖片的註記<text:line-break/></text:span><text:span text:style-name="T28">Note</text:span><text:span text:style-name="T31">. Adapted from “Title of Article," by A. A. Author and B. B. Author, </text:span><text:span text:style-name="T25">year, </text:span><text:span text:style-name="T29">Title of Periodical, </text:span><text:span text:style-name="T30">Volume</text:span><text:span text:style-name="T25">(Issue), p. xx (DOI or URL).</text:span></text:p>
      <text:p text:style-name="圖_20_0-4_20_原始檔案備註">圖片來源檔案</text:p>
      <text:p text:style-name="P32"><text:bookmark-start text:name="__RefHeading___Toc2387_2946132156"/>表<text:span text:style-name="T20">2</text:span>-<text:sequence text:ref-name="ref表24" text:name="表2" text:formula="ooow:表2+1" style:num-format="1">5</text:sequence><text:line-break/><text:span text:style-name="T16">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P15"/>
            </table:table-cell>
            <table:table-cell table:style-name="表格1.A1" office:value-type="string">
              <text:p text:style-name="P15">置中</text:p>
            </table:table-cell>
            <table:table-cell table:style-name="表格1.A1" office:value-type="string">
              <text:p text:style-name="P15">置中</text:p>
            </table:table-cell>
            <table:table-cell table:style-name="表格1.A1" office:value-type="string">
              <text:p text:style-name="P15">置中</text:p>
            </table:table-cell>
            <table:table-cell table:style-name="表格1.A1" office:value-type="string">
              <text:p text:style-name="P15">置中</text:p>
            </table:table-cell>
            <table:table-cell table:style-name="表格1.A1" office:value-type="string">
              <text:p text:style-name="P15">置中</text:p>
            </table:table-cell>
            <table:table-cell table:style-name="表格1.A1" office:value-type="string">
              <text:p text:style-name="P15">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oft-page-break/><text:span text:style-name="T4">Note</text:span><text:span text:style-name="T5">. Adapted from “Title of Article," by A. A. Author and B. B. Author, </text:span>year, <text:span text:style-name="T2">Title of Periodical, </text:span><text:span text:style-name="T3">Volume</text:span>(Issue), p. xx (DOI or URL).</text:p>
      <text:p text:style-name="P32"><text:bookmark-start text:name="__RefHeading___Toc3658_545249171"/><text:span text:style-name="Main_20_index_20_entry"><text:span text:style-name="T22">表</text:span></text:span><text:span text:style-name="Main_20_index_20_entry"><text:span text:style-name="T23">2</text:span></text:span><text:span text:style-name="Main_20_index_20_entry"><text:span text:style-name="T22">-</text:span></text:span><text:span text:style-name="Main_20_index_20_entry"><text:span text:style-name="T22"><text:sequence text:ref-name="ref表25" text:name="表2" text:formula="ooow:表2+1" style:num-format="1">6</text:sequence></text:span></text:span><text:span text:style-name="Main_20_index_20_entry"><text:span text:style-name="T16"><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P15"/>
            </table:table-cell>
            <table:table-cell table:style-name="Table2.A1" office:value-type="string">
              <text:p text:style-name="P15">置中</text:p>
            </table:table-cell>
            <table:table-cell table:style-name="Table2.A1" office:value-type="string">
              <text:p text:style-name="P15">置中</text:p>
            </table:table-cell>
            <table:table-cell table:style-name="Table2.A1" office:value-type="string">
              <text:p text:style-name="P15">置中</text:p>
            </table:table-cell>
            <table:table-cell table:style-name="Table2.A1" office:value-type="string">
              <text:p text:style-name="P15">置中</text:p>
            </table:table-cell>
            <table:table-cell table:style-name="Table2.A1" office:value-type="string">
              <text:p text:style-name="P15">置中</text:p>
            </table:table-cell>
            <table:table-cell table:style-name="Table2.A1" office:value-type="string">
              <text:p text:style-name="P15">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_20_0-1_20_標號_20_第一行_20_圖3-1_20__2f__20_第二行_20_標題_28_粗體_29_"><text:bookmark-start text:name="__RefHeading___Toc2614_2946132156111"/>圖<text:span text:style-name="T20">2</text:span>-<text:sequence text:ref-name="ref圖21" text:name="圖2" text:formula="ooow:圖2+1" style:num-format="1">2</text:sequence><text:line-break/><text:span text:style-name="T16">本章第二張圖片標題</text:span><text:bookmark-end text:name="__RefHeading___Toc2614_2946132156111"/></text:p>
      <text:p text:style-name="P50"><draw:frame draw:style-name="fr1" draw:name="Image4" text:anchor-type="as-char" svg:width="9.347cm" svg:height="9.795cm" draw:z-index="4"><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text:soft-page-break/>圖片來源檔案</text:p>
      <text:p text:style-name="P32"><text:bookmark-start text:name="__RefHeading___Toc3656_545249171"/><text:span text:style-name="Main_20_index_20_entry"><text:span text:style-name="T22">表</text:span></text:span><text:span text:style-name="Main_20_index_20_entry"><text:span text:style-name="T23">2-</text:span></text:span><text:span text:style-name="Main_20_index_20_entry"><text:span text:style-name="T22"><text:sequence text:ref-name="ref表26" text:name="表2" text:formula="ooow:表2+1" style:num-format="1">7</text:sequence></text:span></text:span><text:span text:style-name="Main_20_index_20_entry"><text:span text:style-name="T16"><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5"/>
            </table:table-cell>
            <table:table-cell table:style-name="Table1.A1" office:value-type="string">
              <text:p text:style-name="P15">置中</text:p>
            </table:table-cell>
            <table:table-cell table:style-name="Table1.A1" office:value-type="string">
              <text:p text:style-name="P15">置中</text:p>
            </table:table-cell>
            <table:table-cell table:style-name="Table1.A1" office:value-type="string">
              <text:p text:style-name="P15">置中</text:p>
            </table:table-cell>
            <table:table-cell table:style-name="Table1.A1" office:value-type="string">
              <text:p text:style-name="P15">置中</text:p>
            </table:table-cell>
            <table:table-cell table:style-name="Table1.A1" office:value-type="string">
              <text:p text:style-name="P15">置中</text:p>
            </table:table-cell>
            <table:table-cell table:style-name="Table1.A1" office:value-type="string">
              <text:p text:style-name="P15">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22">圖2-3</text:sequence-ref></text:span><text:span text:style-name="T13">。</text:span></text:p>
      <text:p text:style-name="P31"><text:bookmark-start text:name="__RefHeading___Toc2614_2946132156112"/><text:soft-page-break/>圖<text:span text:style-name="T20">2</text:span>-<text:sequence text:ref-name="ref圖22" text:name="圖2" text:formula="ooow:圖2+1" style:num-format="1">3</text:sequence><text:line-break/><text:span text:style-name="T16">本章第三張圖片標題</text:span><text:bookmark-end text:name="__RefHeading___Toc2614_2946132156112"/></text:p>
      <text:p text:style-name="P50"><draw:frame draw:style-name="fr1" draw:name="Image5" text:anchor-type="as-char" svg:width="9.347cm" svg:height="9.795cm" draw:z-index="5"><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text:soft-page-break/>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P31"><text:bookmark-start text:name="__RefHeading___Toc2614_2946132156113"/>圖<text:span text:style-name="T43">2</text:span>-<text:sequence text:ref-name="ref圖23" text:name="圖2" text:formula="ooow:圖2+1" style:num-format="1">4</text:sequence><text:line-break/><text:span text:style-name="T16">本章第四張圖片標題</text:span><text:bookmark-end text:name="__RefHeading___Toc2614_2946132156113"/></text:p>
      <text:p text:style-name="P50"><draw:frame draw:style-name="fr1" draw:name="Image6" text:anchor-type="as-char" svg:width="9.347cm" svg:height="9.795cm" draw:z-index="6"><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text:span text:style-name="T39">第</text:span><text:span text:style-name="T35">三</text:span><text:span text:style-name="T39">章 </text:span>文獻探討<text:bookmark-end text:name="__RefHeading___Toc4004_2772838701"/></text:h>
      <text:p text:style-name="段落_20_首行縮排">文獻探討的敘述。</text:p>
      <text:h text:style-name="P20" text:outline-level="2"><text:bookmark-start text:name="__RefHeading___Toc1136_25745534951"/><text:span text:style-name="T36">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3"><text:bookmark-start text:name="__RefHeading___Toc2493_29461321561"/>表<text:span text:style-name="T20">3</text:span>-<text:sequence text:ref-name="ref表30" text:name="表3" text:formula="ooow:表3+1" style:num-format="1">1</text:sequence><text:line-break/><text:span text:style-name="T16">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P15"/>
            </table:table-cell>
            <table:table-cell table:style-name="Table3.A1" office:value-type="string">
              <text:p text:style-name="P15">置中</text:p>
            </table:table-cell>
            <table:table-cell table:style-name="Table3.A1" office:value-type="string">
              <text:p text:style-name="P15">置中</text:p>
            </table:table-cell>
            <table:table-cell table:style-name="Table3.A1" office:value-type="string">
              <text:p text:style-name="P15">置中</text:p>
            </table:table-cell>
            <table:table-cell table:style-name="Table3.A1" office:value-type="string">
              <text:p text:style-name="P15">置中</text:p>
            </table:table-cell>
            <table:table-cell table:style-name="Table3.A1" office:value-type="string">
              <text:p text:style-name="P15">置中</text:p>
            </table:table-cell>
            <table:table-cell table:style-name="Table3.A1" office:value-type="string">
              <text:p text:style-name="P15">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1" text:outline-level="3"><text:bookmark-start text:name="__RefHeading___Toc1138_25745534951"/><text:span text:style-name="T37">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P34"><text:bookmark-start text:name="__RefHeading___Toc3005_545249171111"/><text:soft-page-break/>表<text:span text:style-name="T20">3</text:span>-<text:sequence text:ref-name="ref表31" text:name="表3" text:formula="ooow:表3+1" style:num-format="1">2</text:sequence><text:line-break/><text:span text:style-name="Main_20_index_20_entry"><text:span text:style-name="T16">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P15"/>
            </table:table-cell>
            <table:table-cell table:style-name="Table11.A1" office:value-type="string">
              <text:p text:style-name="P15">置中</text:p>
            </table:table-cell>
            <table:table-cell table:style-name="Table11.A1" office:value-type="string">
              <text:p text:style-name="P15">置中</text:p>
            </table:table-cell>
            <table:table-cell table:style-name="Table11.A1" office:value-type="string">
              <text:p text:style-name="P15">置中</text:p>
            </table:table-cell>
            <table:table-cell table:style-name="Table11.A1" office:value-type="string">
              <text:p text:style-name="P15">置中</text:p>
            </table:table-cell>
            <table:table-cell table:style-name="Table11.A1" office:value-type="string">
              <text:p text:style-name="P15">置中</text:p>
            </table:table-cell>
            <table:table-cell table:style-name="Table11.A1" office:value-type="string">
              <text:p text:style-name="P15">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2" text:outline-level="4"><text:bookmark-start text:name="__RefHeading___Toc1132_257455349511"/><text:span text:style-name="T33">（一）</text:span>研究背景研究背景研究背景研究背景研究背景研究背景研究背景研究背景研究背景研究背景<text:bookmark-end text:name="__RefHeading___Toc1132_257455349511"/></text:h>
      <text:list xml:id="list183355861846338" text:continue-list="list183357864356141" text:style-name="標題5_20_1.">
        <text:list-item text:start-value="1">
          <text:h text:style-name="P59"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8">(慎紀光，1993）</text:span>。最後，本研究進一步將量化的深度休閒程度與質性的資訊行為訪談結果結合，比較嗜好者與業餘者</text:p>
      <text:p text:style-name="P34"><text:bookmark-start text:name="__RefHeading___Toc3005_54524917112"/>表<text:span text:style-name="T20">3</text:span>-<text:sequence text:ref-name="ref表32" text:name="表3" text:formula="ooow:表3+1" style:num-format="1">3</text:sequence><text:line-break/><text:span text:style-name="Main_20_index_20_entry"><text:span text:style-name="T16">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P15"/>
            </table:table-cell>
            <table:table-cell table:style-name="Table12.A1" office:value-type="string">
              <text:p text:style-name="P15">置中</text:p>
            </table:table-cell>
            <table:table-cell table:style-name="Table12.A1" office:value-type="string">
              <text:p text:style-name="P15">置中</text:p>
            </table:table-cell>
            <table:table-cell table:style-name="Table12.A1" office:value-type="string">
              <text:p text:style-name="P15">置中</text:p>
            </table:table-cell>
            <table:table-cell table:style-name="Table12.A1" office:value-type="string">
              <text:p text:style-name="P15">置中</text:p>
            </table:table-cell>
            <table:table-cell table:style-name="Table12.A1" office:value-type="string">
              <text:p text:style-name="P15">置中</text:p>
            </table:table-cell>
            <table:table-cell table:style-name="Table12.A1" office:value-type="string">
              <text:p text:style-name="P15">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4"><text:bookmark-start text:name="__RefHeading___Toc3005_5452491712"/>表<text:span text:style-name="T20">3</text:span>-<text:sequence text:ref-name="ref表33" text:name="表3" text:formula="ooow:表3+1" style:num-format="1">4</text:sequence><text:line-break/><text:span text:style-name="Main_20_index_20_entry"><text:span text:style-name="T16">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P15"/>
            </table:table-cell>
            <table:table-cell table:style-name="Table13.A1" office:value-type="string">
              <text:p text:style-name="P15">置中</text:p>
            </table:table-cell>
            <table:table-cell table:style-name="Table13.A1" office:value-type="string">
              <text:p text:style-name="P15">置中</text:p>
            </table:table-cell>
            <table:table-cell table:style-name="Table13.A1" office:value-type="string">
              <text:p text:style-name="P15">置中</text:p>
            </table:table-cell>
            <table:table-cell table:style-name="Table13.A1" office:value-type="string">
              <text:p text:style-name="P15">置中</text:p>
            </table:table-cell>
            <table:table-cell table:style-name="Table13.A1" office:value-type="string">
              <text:p text:style-name="P15">置中</text:p>
            </table:table-cell>
            <table:table-cell table:style-name="Table13.A1" office:value-type="string">
              <text:p text:style-name="P15">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text:span text:style-name="T41">0</text:span></text:p>
          </table:table-cell>
        </table:table-row>
        <table:table-row table:style-name="Table13.6">
          <table:covered-table-cell table:style-name="Table13.A6"/>
          <table:table-cell table:style-name="Table13.B6" office:value-type="string">
            <text:p text:style-name="P7">0.005</text:p>
          </table:table-cell>
          <table:table-cell table:style-name="Table13.B6" office:value-type="string">
            <text:p text:style-name="P7">0.005</text:p>
          </table:table-cell>
          <table:table-cell table:style-name="Table13.B6" office:value-type="string">
            <text:p text:style-name="P7">0.005</text:p>
          </table:table-cell>
          <table:table-cell table:style-name="Table13.B6" office:value-type="string">
            <text:p text:style-name="P8">100</text:p>
          </table:table-cell>
          <table:table-cell table:style-name="Table13.B6" office:value-type="string">
            <text:p text:style-name="P8">100</text:p>
          </table:table-cell>
          <table:table-cell table:style-name="Table13.G6" office:value-type="string">
            <text:p text:style-name="P7">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183357139452954" text:continue-list="list183355826458463" text:style-name="標題6_20__28_1_29_">
        <text:list-item>
          <text:h text:style-name="P61" text:outline-level="6"><text:bookmark-start text:name="__RefHeading___Toc5728_17636028831"/><text:soft-page-break/><text:span text:style-name="T11">標題</text:span><text:span text:style-name="T12">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P2"><text:bookmark-start text:name="__RefHeading___Toc3005_54524917121"/>表<text:span text:style-name="T20">3</text:span>-<text:sequence text:ref-name="ref表34" text:name="表3" text:formula="ooow:表3+1" style:num-format="1">5</text:sequence><text:line-break/><text:span text:style-name="Main_20_index_20_entry"><text:span text:style-name="T16">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49">討論構面</text:p>
            </table:table-cell>
            <table:table-cell table:style-name="Table24.A1" office:value-type="string">
              <text:p text:style-name="P49">訪談問題</text:p>
            </table:table-cell>
            <table:table-cell table:style-name="Table24.A1" office:value-type="string">
              <text:p text:style-name="P49">參考來源</text:p>
            </table:table-cell>
          </table:table-row>
        </table:table-header-rows>
        <table:table-row table:style-name="Table24.1">
          <table:table-cell table:style-name="Table24.A2" office:value-type="string">
            <text:p text:style-name="表_20_0-3_20_內文_20_置左"><text:span text:style-name="T45">1. </text:span>露營者背景與動機</text:p>
          </table:table-cell>
          <table:table-cell table:style-name="Table24.A2" office:value-type="string">
            <text:list xml:id="list183356344137707" text:continue-list="list183357164093210"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P48"><field:fieldmark-start text:name="Bookmark1" field:type="vnd.oasis.opendocument.field.UNHANDLED"><field:param field:name="vnd.oasis.opendocument.field.code" field:value="ADDIN ZOTERO_ITEM CSL_CITATION {&quot;citationID&quot;:&quot;Y1lOby6G&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102,&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166,&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182,&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field:fieldmark-start><text:reference-mark-start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text:span text:style-name="T8">吳亞軒，2020；孫立馨，2021；Dervin, 1998</text:span><text:reference-mark-end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field:fieldmark-end/></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xml:id="list183356643946408" text:continue-list="list183356344137707" text:style-name="Numbering_20_123">
              <text:list-item text:start-value="1">
                <text:p text:style-name="表_20_0-4_20_內文_20_列點1.-10."/>
              </text:list-item>
            </text:list>
          </table:table-cell>
          <table:table-cell table:style-name="Table24.A3" office:value-type="string">
            <text:p text:style-name="P48"/>
          </table:table-cell>
        </table:table-row>
      </table:table>
      <text:p text:style-name="P3"/>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3"><text:bookmark-start text:name="__RefHeading___Toc2614_2946132156114"/><text:soft-page-break/>圖<text:span text:style-name="T20">3</text:span>-<text:sequence text:ref-name="ref圖30" text:name="圖3" text:formula="ooow:圖3+1" style:num-format="1">1</text:sequence><text:line-break/><text:span text:style-name="T16">本章第一張圖片標題</text:span><text:bookmark-end text:name="__RefHeading___Toc2614_2946132156114"/></text:p>
      <text:p text:style-name="P50"><draw:frame draw:style-name="fr1" draw:name="Image7" text:anchor-type="as-char" svg:width="9.347cm" svg:height="9.795cm" draw:z-index="7"><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34"><text:bookmark-start text:name="__RefHeading___Toc2387_29461321561"/>表<text:span text:style-name="T20">3</text:span>-<text:sequence text:ref-name="ref表35" text:name="表3" text:formula="ooow:表3+1" style:num-format="1">6</text:sequence><text:line-break/><text:span text:style-name="T16">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P15"/>
            </table:table-cell>
            <table:table-cell table:style-name="Table14.A1" office:value-type="string">
              <text:p text:style-name="P15">置中</text:p>
            </table:table-cell>
            <table:table-cell table:style-name="Table14.A1" office:value-type="string">
              <text:p text:style-name="P15">置中</text:p>
            </table:table-cell>
            <table:table-cell table:style-name="Table14.A1" office:value-type="string">
              <text:p text:style-name="P15">置中</text:p>
            </table:table-cell>
            <table:table-cell table:style-name="Table14.A1" office:value-type="string">
              <text:p text:style-name="P15">置中</text:p>
            </table:table-cell>
            <table:table-cell table:style-name="Table14.A1" office:value-type="string">
              <text:p text:style-name="P15">置中</text:p>
            </table:table-cell>
            <table:table-cell table:style-name="Table14.A1" office:value-type="string">
              <text:p text:style-name="P15">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4"><text:bookmark-start text:name="__RefHeading___Toc3658_5452491711"/><text:soft-page-break/><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6" text:name="表3" text:formula="ooow:表3+1" style:num-format="1">7</text:sequence></text:span></text:span><text:span text:style-name="Main_20_index_20_entry"><text:span text:style-name="T16"><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P15"/>
            </table:table-cell>
            <table:table-cell table:style-name="Table15.A1" office:value-type="string">
              <text:p text:style-name="P15">置中</text:p>
            </table:table-cell>
            <table:table-cell table:style-name="Table15.A1" office:value-type="string">
              <text:p text:style-name="P15">置中</text:p>
            </table:table-cell>
            <table:table-cell table:style-name="Table15.A1" office:value-type="string">
              <text:p text:style-name="P15">置中</text:p>
            </table:table-cell>
            <table:table-cell table:style-name="Table15.A1" office:value-type="string">
              <text:p text:style-name="P15">置中</text:p>
            </table:table-cell>
            <table:table-cell table:style-name="Table15.A1" office:value-type="string">
              <text:p text:style-name="P15">置中</text:p>
            </table:table-cell>
            <table:table-cell table:style-name="Table15.A1" office:value-type="string">
              <text:p text:style-name="P15">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3"><text:bookmark-start text:name="__RefHeading___Toc2614_29461321561111"/>圖<text:span text:style-name="T20">3</text:span>-<text:sequence text:ref-name="ref圖31" text:name="圖3" text:formula="ooow:圖3+1" style:num-format="1">2</text:sequence><text:line-break/><text:span text:style-name="T16">本章第二張圖片標題</text:span><text:bookmark-end text:name="__RefHeading___Toc2614_29461321561111"/></text:p>
      <text:p text:style-name="P50"><draw:frame draw:style-name="fr1" draw:name="Image8" text:anchor-type="as-char" svg:width="9.347cm" svg:height="9.795cm" draw:z-index="8"><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34"><text:bookmark-start text:name="__RefHeading___Toc3656_5452491711"/><text:soft-page-break/><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7" text:name="表3" text:formula="ooow:表3+1" style:num-format="1">8</text:sequence></text:span></text:span><text:span text:style-name="Main_20_index_20_entry"><text:span text:style-name="T16"><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P15"/>
            </table:table-cell>
            <table:table-cell table:style-name="Table16.A1" office:value-type="string">
              <text:p text:style-name="P15">置中</text:p>
            </table:table-cell>
            <table:table-cell table:style-name="Table16.A1" office:value-type="string">
              <text:p text:style-name="P15">置中</text:p>
            </table:table-cell>
            <table:table-cell table:style-name="Table16.A1" office:value-type="string">
              <text:p text:style-name="P15">置中</text:p>
            </table:table-cell>
            <table:table-cell table:style-name="Table16.A1" office:value-type="string">
              <text:p text:style-name="P15">置中</text:p>
            </table:table-cell>
            <table:table-cell table:style-name="Table16.A1" office:value-type="string">
              <text:p text:style-name="P15">置中</text:p>
            </table:table-cell>
            <table:table-cell table:style-name="Table16.A1" office:value-type="string">
              <text:p text:style-name="P15">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32">圖3-3</text:sequence-ref></text:span><text:span text:style-name="T13">。</text:span></text:p>
      <text:p text:style-name="圖3"><text:bookmark-start text:name="__RefHeading___Toc2614_29461321561121"/>圖<text:span text:style-name="T20">3</text:span>-<text:sequence text:ref-name="ref圖32" text:name="圖3" text:formula="ooow:圖3+1" style:num-format="1">3</text:sequence><text:line-break/><text:span text:style-name="T16">本章第三張圖片標題</text:span><text:bookmark-end text:name="__RefHeading___Toc2614_29461321561121"/></text:p>
      <text:p text:style-name="P50"><draw:frame draw:style-name="fr1" draw:name="Image9" text:anchor-type="as-char" svg:width="9.347cm" svg:height="9.795cm" draw:z-index="9"><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圖3"><text:bookmark-start text:name="__RefHeading___Toc2614_29461321561131"/><text:soft-page-break/>圖<text:span text:style-name="T20">3</text:span>-<text:sequence text:ref-name="ref圖33" text:name="圖3" text:formula="ooow:圖3+1" style:num-format="1">4</text:sequence><text:line-break/><text:span text:style-name="T16">本章第四張圖片標題</text:span><text:bookmark-end text:name="__RefHeading___Toc2614_29461321561131"/></text:p>
      <text:p text:style-name="P50"><draw:frame draw:style-name="fr1" draw:name="Image10" text:anchor-type="as-char" svg:width="9.347cm" svg:height="9.795cm" draw:z-index="10"><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text:span text:style-name="T39">第</text:span><text:span text:style-name="T35">四</text:span><text:span text:style-name="T39">章 </text:span>文獻探討<text:bookmark-end text:name="__RefHeading___Toc4004_27728387011"/></text:h>
      <text:p text:style-name="P9">文獻探討的敘述。</text:p>
      <text:h text:style-name="P24" text:outline-level="2"><text:bookmark-start text:name="__RefHeading___Toc1136_257455349511"/><text:span text:style-name="T36">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26"><text:bookmark-start text:name="__RefHeading___Toc2493_294613215611"/>表<text:span text:style-name="T20">4</text:span>-<text:sequence text:ref-name="ref表40" text:name="表4" text:formula="ooow:表4+1" style:num-format="1">1</text:sequence><text:line-break/><text:span text:style-name="T16">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P15"/>
            </table:table-cell>
            <table:table-cell table:style-name="Table18.A1" office:value-type="string">
              <text:p text:style-name="P15">置中</text:p>
            </table:table-cell>
            <table:table-cell table:style-name="Table18.A1" office:value-type="string">
              <text:p text:style-name="P15">置中</text:p>
            </table:table-cell>
            <table:table-cell table:style-name="Table18.A1" office:value-type="string">
              <text:p text:style-name="P15">置中</text:p>
            </table:table-cell>
            <table:table-cell table:style-name="Table18.A1" office:value-type="string">
              <text:p text:style-name="P15">置中</text:p>
            </table:table-cell>
            <table:table-cell table:style-name="Table18.A1" office:value-type="string">
              <text:p text:style-name="P15">置中</text:p>
            </table:table-cell>
            <table:table-cell table:style-name="Table18.A1" office:value-type="string">
              <text:p text:style-name="P15">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5" text:outline-level="3"><text:bookmark-start text:name="__RefHeading___Toc1138_257455349511"/><text:span text:style-name="T37">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23"><text:bookmark-start text:name="__RefHeading___Toc2614_29461321561141"/><text:soft-page-break/>圖<text:span text:style-name="T20">4</text:span>-<text:sequence text:ref-name="ref圖40" text:name="圖4" text:formula="ooow:圖4+1" style:num-format="1">1</text:sequence><text:line-break/><text:span text:style-name="T16">本章第一張圖片標題</text:span><text:bookmark-end text:name="__RefHeading___Toc2614_29461321561141"/></text:p>
      <text:p text:style-name="P50"><draw:frame draw:style-name="fr1" draw:name="Image12" text:anchor-type="as-char" svg:width="9.347cm" svg:height="9.795cm" draw:z-index="11"><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1"/><text:span text:style-name="T39">第</text:span><text:span text:style-name="T35">五</text:span><text:span text:style-name="T39">章 </text:span>文獻探討<text:bookmark-end text:name="__RefHeading___Toc4004_277283870111"/></text:h>
      <text:p text:style-name="P10">文獻探討的敘述。</text:p>
      <text:h text:style-name="P41" text:outline-level="2"><text:bookmark-start text:name="__RefHeading___Toc1136_2574553495111"/><text:span text:style-name="T36">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43"><text:bookmark-start text:name="__RefHeading___Toc2493_2946132156111"/>表<text:span text:style-name="T21">5</text:span>-<text:sequence text:ref-name="ref表50" text:name="表5" text:formula="ooow:表5+1" style:num-format="1">1</text:sequence><text:line-break/><text:span text:style-name="T16">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P15"/>
            </table:table-cell>
            <table:table-cell table:style-name="Table19.A1" office:value-type="string">
              <text:p text:style-name="P15">置中</text:p>
            </table:table-cell>
            <table:table-cell table:style-name="Table19.A1" office:value-type="string">
              <text:p text:style-name="P15">置中</text:p>
            </table:table-cell>
            <table:table-cell table:style-name="Table19.A1" office:value-type="string">
              <text:p text:style-name="P15">置中</text:p>
            </table:table-cell>
            <table:table-cell table:style-name="Table19.A1" office:value-type="string">
              <text:p text:style-name="P15">置中</text:p>
            </table:table-cell>
            <table:table-cell table:style-name="Table19.A1" office:value-type="string">
              <text:p text:style-name="P15">置中</text:p>
            </table:table-cell>
            <table:table-cell table:style-name="Table19.A1" office:value-type="string">
              <text:p text:style-name="P15">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2" text:outline-level="3"><text:bookmark-start text:name="__RefHeading___Toc1138_2574553495111"/><text:span text:style-name="T37">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614_294613215611411"/><text:soft-page-break/>圖<text:span text:style-name="T21">5</text:span>-<text:sequence text:ref-name="ref圖50" text:name="圖5" text:formula="ooow:圖5+1" style:num-format="1">1</text:sequence><text:line-break/><text:span text:style-name="T16">本章第一張圖片標題</text:span><text:bookmark-end text:name="__RefHeading___Toc2614_294613215611411"/></text:p>
      <text:p text:style-name="P50"><draw:frame draw:style-name="fr1" draw:name="Image13" text:anchor-type="as-char" svg:width="9.347cm" svg:height="9.795cm" draw:z-index="12"><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2"/><text:span text:style-name="T39">第</text:span><text:span text:style-name="T35">六</text:span><text:span text:style-name="T39">章 </text:span>文獻探討<text:bookmark-end text:name="__RefHeading___Toc4004_277283870112"/></text:h>
      <text:p text:style-name="P10">文獻探討的敘述。</text:p>
      <text:h text:style-name="P41" text:outline-level="2"><text:bookmark-start text:name="__RefHeading___Toc1136_2574553495112"/><text:span text:style-name="T36">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43"><text:bookmark-start text:name="__RefHeading___Toc2493_2946132156112"/>表<text:span text:style-name="T21">6</text:span>-<text:sequence text:ref-name="ref表60" text:name="表6" text:formula="ooow:表6+1" style:num-format="1">1</text:sequence><text:line-break/><text:span text:style-name="T16">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P15"/>
            </table:table-cell>
            <table:table-cell table:style-name="Table20.A1" office:value-type="string">
              <text:p text:style-name="P15">置中</text:p>
            </table:table-cell>
            <table:table-cell table:style-name="Table20.A1" office:value-type="string">
              <text:p text:style-name="P15">置中</text:p>
            </table:table-cell>
            <table:table-cell table:style-name="Table20.A1" office:value-type="string">
              <text:p text:style-name="P15">置中</text:p>
            </table:table-cell>
            <table:table-cell table:style-name="Table20.A1" office:value-type="string">
              <text:p text:style-name="P15">置中</text:p>
            </table:table-cell>
            <table:table-cell table:style-name="Table20.A1" office:value-type="string">
              <text:p text:style-name="P15">置中</text:p>
            </table:table-cell>
            <table:table-cell table:style-name="Table20.A1" office:value-type="string">
              <text:p text:style-name="P15">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2" text:outline-level="3"><text:bookmark-start text:name="__RefHeading___Toc1138_2574553495112"/><text:span text:style-name="T37">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614_294613215611412"/><text:soft-page-break/>圖<text:span text:style-name="T21">6</text:span>-<text:sequence text:ref-name="ref圖60" text:name="圖6" text:formula="ooow:圖6+1" style:num-format="1">1</text:sequence><text:line-break/><text:span text:style-name="T16">本章第一張圖片標題</text:span><text:bookmark-end text:name="__RefHeading___Toc2614_294613215611412"/></text:p>
      <text:p text:style-name="P50"><draw:frame draw:style-name="fr1" draw:name="Image14" text:anchor-type="as-char" svg:width="9.347cm" svg:height="9.795cm" draw:z-index="13"><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3"/><text:span text:style-name="T39">第</text:span><text:span text:style-name="T35">七</text:span><text:span text:style-name="T39">章 </text:span>文獻探討<text:bookmark-end text:name="__RefHeading___Toc4004_277283870113"/></text:h>
      <text:p text:style-name="P10">文獻探討的敘述。</text:p>
      <text:h text:style-name="P41" text:outline-level="2"><text:bookmark-start text:name="__RefHeading___Toc1136_2574553495113"/><text:span text:style-name="T36">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43"><text:bookmark-start text:name="__RefHeading___Toc2493_2946132156113"/>表<text:span text:style-name="T21">7</text:span>-<text:sequence text:ref-name="ref表70" text:name="表7" text:formula="ooow:表7+1" style:num-format="1">1</text:sequence><text:line-break/><text:span text:style-name="T16">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P15"/>
            </table:table-cell>
            <table:table-cell table:style-name="Table21.A1" office:value-type="string">
              <text:p text:style-name="P15">置中</text:p>
            </table:table-cell>
            <table:table-cell table:style-name="Table21.A1" office:value-type="string">
              <text:p text:style-name="P15">置中</text:p>
            </table:table-cell>
            <table:table-cell table:style-name="Table21.A1" office:value-type="string">
              <text:p text:style-name="P15">置中</text:p>
            </table:table-cell>
            <table:table-cell table:style-name="Table21.A1" office:value-type="string">
              <text:p text:style-name="P15">置中</text:p>
            </table:table-cell>
            <table:table-cell table:style-name="Table21.A1" office:value-type="string">
              <text:p text:style-name="P15">置中</text:p>
            </table:table-cell>
            <table:table-cell table:style-name="Table21.A1" office:value-type="string">
              <text:p text:style-name="P15">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2" text:outline-level="3"><text:bookmark-start text:name="__RefHeading___Toc1138_2574553495113"/><text:span text:style-name="T37">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614_294613215611413"/><text:soft-page-break/>圖<text:span text:style-name="T21">7</text:span>-<text:sequence text:ref-name="ref圖70" text:name="圖7" text:formula="ooow:圖7+1" style:num-format="1">1</text:sequence><text:line-break/><text:span text:style-name="T16">本章第一張圖片標題</text:span><text:bookmark-end text:name="__RefHeading___Toc2614_294613215611413"/></text:p>
      <text:p text:style-name="P50"><draw:frame draw:style-name="fr1" draw:name="Image15" text:anchor-type="as-char" svg:width="9.347cm" svg:height="9.795cm" draw:z-index="14"><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4"/><text:span text:style-name="T39">第</text:span><text:span text:style-name="T35">八</text:span><text:span text:style-name="T39">章 </text:span>文獻探討<text:bookmark-end text:name="__RefHeading___Toc4004_277283870114"/></text:h>
      <text:p text:style-name="段落_20_首行縮排">文獻探討的敘述。</text:p>
      <text:h text:style-name="P41" text:outline-level="2"><text:bookmark-start text:name="__RefHeading___Toc1136_2574553495114"/><text:span text:style-name="T36">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43"><text:bookmark-start text:name="__RefHeading___Toc2493_2946132156114"/>表<text:span text:style-name="T21">8</text:span>-<text:sequence text:ref-name="ref表80" text:name="表8" text:formula="ooow:表8+1" style:num-format="1">1</text:sequence><text:line-break/><text:span text:style-name="T16">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P15"/>
            </table:table-cell>
            <table:table-cell table:style-name="Table22.A1" office:value-type="string">
              <text:p text:style-name="P15">置中</text:p>
            </table:table-cell>
            <table:table-cell table:style-name="Table22.A1" office:value-type="string">
              <text:p text:style-name="P15">置中</text:p>
            </table:table-cell>
            <table:table-cell table:style-name="Table22.A1" office:value-type="string">
              <text:p text:style-name="P15">置中</text:p>
            </table:table-cell>
            <table:table-cell table:style-name="Table22.A1" office:value-type="string">
              <text:p text:style-name="P15">置中</text:p>
            </table:table-cell>
            <table:table-cell table:style-name="Table22.A1" office:value-type="string">
              <text:p text:style-name="P15">置中</text:p>
            </table:table-cell>
            <table:table-cell table:style-name="Table22.A1" office:value-type="string">
              <text:p text:style-name="P15">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2" text:outline-level="3"><text:bookmark-start text:name="__RefHeading___Toc1138_2574553495114"/><text:span text:style-name="T37">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614_294613215611414"/><text:soft-page-break/>圖<text:span text:style-name="T21">8</text:span>-<text:sequence text:ref-name="ref圖80" text:name="圖8" text:formula="ooow:圖8+1" style:num-format="1">1</text:sequence><text:line-break/><text:span text:style-name="T16">本章第一張圖片標題</text:span><text:bookmark-end text:name="__RefHeading___Toc2614_294613215611414"/></text:p>
      <text:p text:style-name="P50"><draw:frame draw:style-name="fr1" draw:name="Image16" text:anchor-type="as-char" svg:width="9.347cm" svg:height="9.795cm" draw:z-index="15"><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5"/><text:span text:style-name="T39">第</text:span><text:span text:style-name="T35">九</text:span><text:span text:style-name="T39">章 </text:span>文獻探討<text:bookmark-end text:name="__RefHeading___Toc4004_277283870115"/></text:h>
      <text:p text:style-name="段落_20_首行縮排">文獻探討的敘述。</text:p>
      <text:h text:style-name="P41" text:outline-level="2"><text:bookmark-start text:name="__RefHeading___Toc1136_2574553495115"/><text:span text:style-name="T36">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43"><text:bookmark-start text:name="__RefHeading___Toc2493_2946132156115"/>表<text:span text:style-name="T21">9</text:span>-<text:sequence text:ref-name="ref表90" text:name="表9" text:formula="ooow:表9+1" style:num-format="1">1</text:sequence><text:line-break/><text:span text:style-name="T16">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P15"/>
            </table:table-cell>
            <table:table-cell table:style-name="Table23.A1" office:value-type="string">
              <text:p text:style-name="P15">置中</text:p>
            </table:table-cell>
            <table:table-cell table:style-name="Table23.A1" office:value-type="string">
              <text:p text:style-name="P15">置中</text:p>
            </table:table-cell>
            <table:table-cell table:style-name="Table23.A1" office:value-type="string">
              <text:p text:style-name="P15">置中</text:p>
            </table:table-cell>
            <table:table-cell table:style-name="Table23.A1" office:value-type="string">
              <text:p text:style-name="P15">置中</text:p>
            </table:table-cell>
            <table:table-cell table:style-name="Table23.A1" office:value-type="string">
              <text:p text:style-name="P15">置中</text:p>
            </table:table-cell>
            <table:table-cell table:style-name="Table23.A1" office:value-type="string">
              <text:p text:style-name="P15">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2" text:outline-level="3"><text:bookmark-start text:name="__RefHeading___Toc1138_2574553495115"/><text:span text:style-name="T37">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614_294613215611415"/><text:soft-page-break/>圖<text:span text:style-name="T21">9</text:span>-<text:sequence text:ref-name="ref圖90" text:name="圖9" text:formula="ooow:圖9+1" style:num-format="1">1</text:sequence><text:line-break/><text:span text:style-name="T16">本章第一張圖片標題</text:span><text:bookmark-end text:name="__RefHeading___Toc2614_294613215611415"/></text:p>
      <text:p text:style-name="P50"><draw:frame draw:style-name="fr1" draw:name="Image17" text:anchor-type="as-char" svg:width="9.347cm" svg:height="9.795cm" draw:z-index="16"><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43"/>
      <text:h text:style-name="標題1-2_20_第二章_20_之後_3001_參考文獻_3001_附錄" text:outline-level="1"><text:bookmark-start text:name="__RefHeading___Toc6071_1763602883"/>參考文獻<text:bookmark-end text:name="__RefHeading___Toc6071_1763602883"/></text:h>
      <text:p text:style-name="P35">Zotero Bibliography</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text:soft-page-break/>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P51">附錄一內容</text:p>
      <text:p text:style-name="標題2_20_第一節_20_置左">標題二</text:p>
      <text:p text:style-name="P12">內容</text:p>
      <text:p text:style-name="P12"/>
      <text:p text:style-name="段落_20_首行縮排"/>
      <text:h text:style-name="標題1-2_20_第二章_20_之後_3001_參考文獻_3001_附錄" text:outline-level="1"><text:bookmark-start text:name="__RefHeading___Toc5495_600006824"/>附錄<text:span text:style-name="T35">二</text:span><text:bookmark-end text:name="__RefHeading___Toc5495_600006824"/></text:h>
      <text:p text:style-name="P53">附錄<text:span text:style-name="T13">二</text:span>內容</text:p>
      <text:p text:style-name="標題2_20_第一節_20_置左">標題二</text:p>
      <text:p text:style-name="P12">內容</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loext: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loext: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loext: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loext: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錄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loext: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loext: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loext: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段落_20_首行縮排_20_修改指示" style:display-name="段落 首行縮排 修改指示"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表3" style:family="paragraph" style:parent-style-name="Caption" style:master-page-name="">
      <style:paragraph-properties style:page-number="auto" fo:keep-with-next="always"/>
    </style:style>
    <style:style style:name="封面_20_2_20_標題_20_中文" style:display-name="封面 2 標題 中文" style:family="paragraph" style:parent-style-name="Title" style:next-style-name="封面_20_3_20_標題_20_英文" style:master-page-name="頁面_20_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_20_目次" style:display-name="標題1-0 目次" style:family="paragraph" style:parent-style-name="Contents_20_Heading" style:master-page-name="頁面_20_2-1_20_目錄_20_第一頁">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表1" style:family="paragraph" style:parent-style-name="Caption" style:master-page-name="">
      <style:paragraph-properties style:page-number="auto" fo:keep-with-next="always"/>
    </style:style>
    <style:style style:name="圖_20_0-3_20_註記" style:display-name="圖 0-3 註記" style:family="paragraph" style:parent-style-name="表_20_0-9_20_註">
      <style:paragraph-properties fo:margin-top="0cm" fo:margin-bottom="0.37cm" loext:contextual-spacing="true"/>
    </style:style>
    <style:style style:name="表2" style:family="paragraph" style:parent-style-name="Caption" style:master-page-name="">
      <style:paragraph-properties style:page-number="auto" fo:keep-with-next="always"/>
    </style:style>
    <style:style style:name="圖2" style:family="paragraph" style:parent-style-name="Caption" style:master-page-name="">
      <style:paragraph-properties style:page-number="auto" fo:keep-with-next="always"/>
    </style:style>
    <style:style style:name="圖1" style:family="paragraph" style:parent-style-name="Caption" style:master-page-name="">
      <style:paragraph-properties style:page-number="auto" fo:keep-with-next="always"/>
    </style:style>
    <style:style style:name="圖3" style:family="paragraph" style:parent-style-name="Caption" style:master-page-name="">
      <style:paragraph-properties style:page-number="auto" fo:keep-with-next="always"/>
    </style:style>
    <style:style style:name="表4" style:family="paragraph" style:parent-style-name="Caption" style:master-page-name="">
      <style:paragraph-properties style:page-number="auto" fo:keep-with-next="always"/>
    </style:style>
    <style:style style:name="圖4" style:family="paragraph" style:parent-style-name="Caption" style:master-page-name="">
      <style:paragraph-properties style:page-number="auto" fo:keep-with-next="always"/>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
      <style:paragraph-properties fo:margin-left="0cm" fo:margin-right="0cm" fo:text-indent="0cm" style:auto-text-indent="false" style:page-number="auto">
        <style:tab-stops/>
      </style:paragraph-properties>
    </style:style>
    <style:style style:name="表5" style:family="paragraph" style:parent-style-name="Caption"/>
    <style:style style:name="表6" style:family="paragraph" style:parent-style-name="Caption"/>
    <style:style style:name="表7" style:family="paragraph" style:parent-style-name="Caption"/>
    <style:style style:name="表8" style:family="paragraph" style:parent-style-name="Caption"/>
    <style:style style:name="表9" style:family="paragraph" style:parent-style-name="Caption"/>
    <style:style style:name="圖5" style:family="paragraph" style:parent-style-name="Caption"/>
    <style:style style:name="圖6" style:family="paragraph" style:parent-style-name="Caption"/>
    <style:style style:name="圖7" style:family="paragraph" style:parent-style-name="Caption"/>
    <style:style style:name="圖8" style:family="paragraph" style:parent-style-name="Caption"/>
    <style:style style:name="圖9" style:family="paragraph" style:parent-style-name="Caption"/>
    <style:style style:name="標題1-0_20_謝辭_3001_摘要" style:display-name="標題1-0 謝辭、摘要" style:family="paragraph" style:parent-style-name="Heading_20_1" style:next-style-name="段落_20_首行縮排" style:default-outline-level="1" style:list-style-name="" style:master-page-name="頁面_20_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20pt" fo:font-weight="bold" style:font-size-asian="20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表1"/>
    <style:style style:name="表_20_0-3_20_內文_20_置中" style:display-name="表 0-3 內文 置中" style:family="paragraph" style:parent-style-name="Table_20_Contents">
      <style:paragraph-properties fo:margin-top="0cm" fo:margin-bottom="0.275cm" loext:contextual-spacing="false" fo:line-height="100%"/>
    </style:style>
    <style:style style:name="段落_20_3._20__28_1_29__20_列點" style:display-name="段落 3. (1) 列點" style:family="paragraph" style:parent-style-name="First_20_line_20_indent" style:list-style-name="Numbering_20_123" style:master-page-name="">
      <style:paragraph-properties fo:keep-together="always" fo:orphans="0" fo:widows="0" style:page-number="auto"/>
    </style:style>
    <style:style style:name="段落_20_3-1._20_列點_20_1." style:display-name="段落 3-1. 列點 1." style:family="paragraph" style:parent-style-name="段落_20_3._20__28_1_29__20_列點" style:master-page-name="">
      <style:paragraph-properties fo:margin-left="0.848cm" fo:margin-right="0cm" fo:keep-together="always" fo:orphans="0" fo:widows="0" fo:text-indent="-0.848cm" style:auto-text-indent="false" style:page-number="auto">
        <style:tab-stops/>
      </style:paragraph-properties>
    </style:style>
    <style:style style:name="List_20_Paragraph" style:display-name="List Paragraph" style:family="paragraph" style:parent-style-name="Standard">
      <style:paragraph-properties fo:margin-left="0.847cm" fo:margin-right="0cm" fo:text-indent="0cm" style:auto-text-indent="false"/>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master-page-name="">
      <style:paragraph-properties fo:margin-left="0.427cm" fo:margin-right="0cm" fo:text-align="start" style:justify-single-word="false" fo:text-indent="-0.427cm" style:auto-text-indent="false" style:page-number="auto">
        <style:tab-stops/>
      </style:paragraph-properties>
    </style:style>
    <style:style style:name="表_20_0-5_20_內文_20_縮排置左" style:display-name="表 0-5 內文 縮排置左" style:family="paragraph" style:parent-style-name="表_20_0-3_20_內文_20_置左">
      <style:paragraph-properties fo:margin-left="0.848cm" fo:margin-right="0cm" fo:text-indent="-0.42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Graphics" style:family="graphic">
      <style:graphic-properties text:anchor-type="char" svg:x="0cm" svg:y="0cm" style:wrap="none" style:vertical-pos="middle" style:vertical-rel="page-content" style:horizontal-pos="center" style:horizontal-rel="page-content" draw:wrap-influence-on-position="once-concurrent" loext:allow-overlap="false"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draw:wrap-influence-on-position="once-concurrent" loext:allow-overlap="false" loext:rel-width-rel="paragraph">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9">
      <number:number number:decimal-places="3" loext:min-decimal-places="3" number:min-integer-digits="1"/>
    </number:number-style>
    <number:number-style style:name="N138">
      <number:number number:decimal-places="3" loext:min-decimal-places="3" number:min-integer-digits="0"/>
    </number:number-style>
    <number:number-style style:name="N137">
      <number:number number:decimal-places="1" loext:min-decimal-places="1" number:min-integer-digits="1"/>
    </number:number-style>
    <number:number-style style:name="N10137" number:language="zh" number:country="TW">
      <number:number number:decimal-places="1" loext:min-decimal-places="1" number:min-integer-digits="1"/>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0</text:page-number></text:p>
      </style:footer>
    </style:master-page>
    <style:master-page style:name="Right_20_Page" style:display-name="Right Page" style:page-layout-name="Mpm2" style:next-style-name="Left_20_Page">
      <style:footer>
        <text:p text:style-name="MP1"><text:page-number text:select-page="current">0</text:page-number></text:p>
      </style:footer>
    </style:master-page>
    <style:master-page style:name="Left_20_Page" style:display-name="Left Page" style:page-layout-name="Mpm3" style:next-style-name="Right_20_Page">
      <style:footer>
        <text:p text:style-name="MP1"><text:page-number text:select-page="current">0</text:page-number></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頁面_20_1_20_封面" style:display-name="頁面 1 封面" style:page-layout-name="Mpm9"/>
    <style:master-page style:name="頁面_20_2-1_20_目錄_20_第一頁" style:display-name="頁面 2-1 目錄 第一頁" style:page-layout-name="Mpm10" style:next-style-name="頁面_20_2-2_20_目錄_20_第二頁之後">
      <style:footer>
        <text:p text:style-name="MP1"><text:page-number text:select-page="current">i</text:page-number></text:p>
      </style:footer>
    </style:master-page>
    <style:master-page style:name="頁面_20_3-1_20_正文_20_每章第一頁" style:display-name="頁面 3-1 正文 每章第一頁" style:page-layout-name="Mpm11" style:next-style-name="頁面_20_3-2_20_正文_20_每章第二頁之後">
      <style:footer>
        <text:p text:style-name="MP1"><text:page-number text:select-page="current">41</text:page-number></text:p>
      </style:footer>
    </style:master-page>
    <style:master-page style:name="頁面_20_3-2_20_正文_20_每章第二頁之後" style:display-name="頁面 3-2 正文 每章第二頁之後" style:page-layout-name="Mpm12">
      <style:footer>
        <text:p text:style-name="MP1"><text:page-number text:select-page="current">38</text:page-number></text:p>
      </style:footer>
    </style:master-page>
    <style:master-page style:name="頁面_20_2-2_20_目錄_20_第二頁之後" style:display-name="頁面 2-2 目錄 第二頁之後" style:page-layout-name="Mpm13">
      <style:footer>
        <text:p text:style-name="MP1"><text:page-number text:select-page="current">iii</text:page-number><office:annotation loext:resolved="false"><dc:creator>Unknown Author</dc:creator><dc:date>2024-01-15T02:02:09.529948182</dc:date><text:p>如何修改頁碼上的數字</text:p><text:p>https://rb.gy/v2ef5d</text:p></office:annotatio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4-01-16T18:33:55.569819856</dc:date>
    <meta:editing-duration>P2DT5H26M27S</meta:editing-duration>
    <meta:editing-cycles>148</meta:editing-cycles>
    <meta:generator>LibreOffice/7.3.7.2$Linux_X86_64 LibreOffice_project/30$Build-2</meta:generator>
    <meta:document-statistic meta:table-count="26" meta:image-count="17" meta:object-count="0" meta:page-count="53" meta:paragraph-count="1042" meta:word-count="13516" meta:character-count="19598" meta:non-whitespace-character-count="18817"/>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